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justify" style:justify-single-word="false"/>
    </style:style>
    <style:style style:name="P2" style:family="paragraph" style:parent-style-name="Standard">
      <style:paragraph-properties fo:margin-top="0cm" fo:margin-bottom="0cm" fo:line-height="150%" fo:text-align="justify" style:justify-single-word="false"/>
      <style:text-properties fo:color="#333333" style:font-name="Times New Roman" fo:font-size="12pt" fo:background-color="#ffffff" style:font-name-asian="Times New Roman1" style:font-size-asian="12pt" style:font-name-complex="Times New Roman1" style:font-size-complex="12pt"/>
    </style:style>
    <style:style style:name="P3" style:family="paragraph" style:parent-style-name="Standard">
      <style:paragraph-properties fo:margin-top="0cm" fo:margin-bottom="0cm"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fo:line-height="150%" fo:text-align="justify" style:justify-single-word="false">
        <style:tab-stops>
          <style:tab-stop style:position="2.937cm"/>
        </style:tab-stops>
      </style:paragraph-properties>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fo:line-height="150%" fo:text-align="justify" style:justify-single-word="false"/>
    </style:style>
    <style:style style:name="P7" style:family="paragraph" style:parent-style-name="Standard">
      <style:paragraph-properties fo:margin-top="0cm" fo:margin-bottom="0cm" fo:line-height="150%" fo:text-align="justify" style:justify-single-word="false">
        <style:tab-stops>
          <style:tab-stop style:position="1.799cm"/>
        </style:tab-stops>
      </style:paragraph-properties>
    </style:style>
    <style:style style:name="P8" style:family="paragraph" style:parent-style-name="Standard">
      <style:paragraph-properties fo:margin-top="0cm" fo:margin-bottom="0cm" fo:line-height="150%" fo:text-align="justify" style:justify-single-word="false">
        <style:tab-stops>
          <style:tab-stop style:position="2.937cm"/>
        </style:tab-stops>
      </style:paragraph-properties>
    </style:style>
    <style:style style:name="P9" style:family="paragraph" style:parent-style-name="Standard">
      <style:paragraph-properties fo:margin-top="0.423cm" fo:margin-bottom="0cm" fo:line-height="100%" fo:text-align="justify" style:justify-single-word="false"/>
    </style:style>
    <style:style style:name="P10" style:family="paragraph" style:parent-style-name="Standard" style:master-page-name="Standard">
      <style:paragraph-properties fo:margin-top="0.423cm" fo:margin-bottom="0cm" fo:line-height="100%" fo:text-align="justify" style:justify-single-word="false" style:page-number="auto"/>
    </style:style>
    <style:style style:name="T1" style:family="text">
      <style:text-properties fo:color="#333333" style:font-name="Times New Roman" fo:font-size="12pt" fo:background-color="#ffffff" style:font-name-asian="Times New Roman1" style:font-size-asian="12pt" style:font-name-complex="Times New Roman1" style:font-size-complex="12pt"/>
    </style:style>
    <style:style style:name="T2" style:family="text">
      <style:text-properties fo:color="#333333" style:font-name="Times New Roman" fo:font-size="12pt" fo:font-style="italic" fo:background-color="#ffffff" style:font-name-asian="Times New Roman1" style:font-size-asian="12pt" style:font-style-asian="italic"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text-position="super 58%"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pyeditor : Mathilde Nicolas.</text:span></text:p>
      <text:p text:style-name="P9"><text:span text:style-name="T1">Creator: Benserade Isaac de (1613-1691), Poquelin Jean-Baptiste dit Molière (1622-1673) et Lully Jean-Baptiste (1632-1687).</text:span></text:p>
      <text:p text:style-name="P9"><text:span text:style-name="T1">Title: Les plaisirs de l'isle enchantée.</text:span></text:p>
      <text:p text:style-name="P9"><text:span text:style-name="T1">Date: 1664.</text:span></text:p>
      <text:p text:style-name="P9"><text:span text:style-name="T1">Bibl: Benserade Isaac de, Poquelin Jean-Baptiste dit Molière et Lully Jean-Baptiste, </text:span><text:span text:style-name="T2">Les plaisirs de l'isle enchantée</text:span><text:span text:style-name="T1">, Paris, Robert Ballard, 1664.</text:span></text:p>
      <text:p text:style-name="P2"/>
      <text:p text:style-name="P3"/>
      <text:p text:style-name="P3"/>
      <text:p text:style-name="P6"><text:span text:style-name="T3">1</text:span></text:p>
      <text:p text:style-name="P6"><text:span text:style-name="T3">LES PLAISIRS DE L’ISLE ENCHHANTÉE.</text:span></text:p>
      <text:p text:style-name="P6"><text:span text:style-name="T3">Course de Bague faite par le Roy à Versailles, le 6. May. 1664.</text:span></text:p>
      <text:p text:style-name="P6"><text:span text:style-name="T3">A PARIS,</text:span></text:p>
      <text:p text:style-name="P6"><text:span text:style-name="T3">Par ROBERT BALLARD, seul Imprimeur du Roy pour la Musique.</text:span></text:p>
      <text:p text:style-name="P6"><text:span text:style-name="T3">M. DC. LXIV.</text:span></text:p>
      <text:p text:style-name="P6"><text:span text:style-name="T3">Auec Priuilege de sa Majesté.</text:span></text:p>
      <text:p text:style-name="P3"/>
      <text:p text:style-name="P6"><text:span text:style-name="T3">2</text:span></text:p>
      <text:p text:style-name="P3"/>
      <text:p text:style-name="P6"><text:span text:style-name="T3">3</text:span></text:p>
      <text:p text:style-name="P6"><text:span text:style-name="T3">LES PLAISIRS DE L’ISLE ENCHANTEE.</text:span></text:p>
      <text:p text:style-name="P6"><text:span text:style-name="T3">PREMIERE IOVRNEE.</text:span></text:p>
      <text:p text:style-name="P6"><text:span text:style-name="T3">Course de Bague faite par le Roy.</text:span></text:p>
      <text:p text:style-name="P3"/>
      <text:p text:style-name="P6"><text:span text:style-name="T3">AVANT-PROPOS.</text:span></text:p>
      <text:p text:style-name="P1"><text:span text:style-name="T3">Les charmes d’Alcine, qui n’auoit pas moins de beauté que de sçauoir, retenant aupres d’elle, par vn double enchantement, le braue Roger, &amp; plusieurs autres vaillans Cheualliers : toutes ses pensées ne s’occuperent plus qu’a empescher </text:span></text:p>
      <text:p text:style-name="P5"/>
      <text:p text:style-name="P1"><text:span text:style-name="T3">4</text:span></text:p>
      <text:p text:style-name="P1"><text:span text:style-name="T3">leur fuitte, pour faire durer ses plaisirs : Elle joignit à la force, &amp; à la sçituation de son Palais, le pouuoir de ses Demons, la fierté de ses Geants &amp; celle de ses bestes farouches : Mais elle n’eust pas moins de confiance aux diuertissemens des Promenades, de la Dance, des Tournois, des Festins, de la Comedie &amp; de la Musique. Et comme elle auoit autant d’Amans que de Captifs, &amp; qu’ils ne pensoient tous qu’à luy plaire : Ces Illustres Guerriers font vne </text:span><text:soft-page-break/><text:span text:style-name="T3">partie de Course de Bague ; &amp; prenant pour sujet les Ieux Pythiens, ausquels Apollon presidoit, ils font leur entrée dans la Lice, auec tous les ornements dont ils peuuent l’accompagner, dans le plus beau lieu que la Nature &amp; l’Art ayent jamais formé, &amp; embelly pour le plaisir de la vie : Mais cette belle Magicienne, de qui les enchantements estoient d’vne force prodigieuse, n’estant pas satisfaire que sa puissance </text:span></text:p>
      <text:p text:style-name="P1"><text:span text:style-name="T3">5</text:span></text:p>
      <text:p text:style-name="P1"><text:span text:style-name="T3">parust en vn seul endroit de la Terre ; afin de porter en tous lieux le triomphe de sa beauté, par les hommages de ses Cheualliers, a rendu son Isle flotante : Et apres auoir visité plusieurs Climats, elle la fait aborder en France, où le respect &amp; l’admiration que luy causent les rares qualitez de la Reyne ; Elle ordonne à ces Guerriers de faire, en faueur de sa Majesté, tout ce qu’ils auront peu inventer pour luy plaire par leur adresse, &amp; par leur magnificence. </text:span></text:p>
      <text:p text:style-name="P5"/>
      <text:p text:style-name="P1"><text:span text:style-name="T3">6</text:span></text:p>
      <text:p text:style-name="P6"><text:span text:style-name="T3">ORDRE DE L’ENTRÉE DES CHEVALIERS dans le Camp, leurs suittes, &amp; Deuises.</text:span></text:p>
      <text:p text:style-name="P3"/>
      <text:p text:style-name="P6"><text:span text:style-name="T3">VN Heraut d’Armes.</text:span></text:p>
      <text:p text:style-name="P6"><text:span text:style-name="T3">Monsieur Desbardins.</text:span></text:p>
      <text:p text:style-name="P3"/>
      <text:p text:style-name="P6"><text:span text:style-name="T3">VN Page de Roger, Chef de la Quadrille, portant sa Lance &amp; l’Escu de sa Devise, accompagné de celuy de Guidon le Sauuage, Mareschal de Camp, &amp; de celuy d'Oger le Danois, Iuge des Courses, portans les Lances &amp; les Escus de leurs Maistres.</text:span></text:p>
      <text:p text:style-name="P3"/>
      <text:p text:style-name="P6"><text:span text:style-name="T3">7</text:span></text:p>
      <text:p text:style-name="P6"><text:span text:style-name="T3">Quatre Trompettes, &amp; deux Tymballiers.</text:span></text:p>
      <text:p text:style-name="P6"><text:span text:style-name="T3">LE Duc de Saint-Aignan, representant Guidon le Sauuage, Mareschal de Camp, ayant pour Deuise vn Tymbre d’Horloge frappé par le Marteau, qui sonne les Heures, auec ces mots.</text:span></text:p>
      <text:p text:style-name="P6"><text:span text:style-name="T3">De mis golpes mi Ruido.</text:span></text:p>
      <text:p text:style-name="P6"><text:span text:style-name="T3">Le Duc de Saint-Aignan, representant Guidon le Sauuage.</text:span></text:p>
      <text:p text:style-name="P3"/>
      <text:p text:style-name="P6"><text:span text:style-name="T3">MADRIGAL.</text:span></text:p>
      <text:p text:style-name="P6"><text:span text:style-name="T3">LEs combats que j’ay faits dans l’Isle dangereuse,</text:span></text:p>
      <text:p text:style-name="P6"><text:span text:style-name="T3">Quand de tant de Guerriers je demeuray vainqueur,</text:span></text:p>
      <text:p text:style-name="P6"><text:span text:style-name="T3">Suiuis d’une épreuue amoureuse,</text:span></text:p>
      <text:p text:style-name="P6"><text:span text:style-name="T3">Ont signalé ma force aussi bien que mon cœur.</text:span></text:p>
      <text:p text:style-name="P6"><text:span text:style-name="T3">La vigueur qui fait mon estime,</text:span></text:p>
      <text:p text:style-name="P6"><text:span text:style-name="T3">Soit qu’elle embrasse vn party legitime,</text:span></text:p>
      <text:p text:style-name="P6"><text:span text:style-name="T3">Où qu’elle vienne à s’eschapper ;</text:span></text:p>
      <text:p text:style-name="P6"><text:span text:style-name="T3">Fait dire, pour ma gloire, aux deux bouts de la Terre,</text:span></text:p>
      <text:p text:style-name="P6"><text:soft-page-break/><text:span text:style-name="T3">Qu’on n’en void point en toute guerre,</text:span></text:p>
      <text:p text:style-name="P6"><text:span text:style-name="T3">Ny plus souuvent, ny mieux frapper.</text:span></text:p>
      <text:p text:style-name="P3"/>
      <text:p text:style-name="P6"><text:span text:style-name="T3">8</text:span></text:p>
      <text:p text:style-name="P6"><text:span text:style-name="T3">POVR LE MESME.</text:span></text:p>
      <text:p text:style-name="P6"><text:span text:style-name="T3">Seul contre dix Guerriers, seul cõtre dix Pucelles</text:span></text:p>
      <text:p text:style-name="P6"><text:span text:style-name="T3">C’est auoir sur les bras deux étranges querelles,</text:span></text:p>
      <text:p text:style-name="P6"><text:span text:style-name="T3">Qui sort à son honneur de double combat</text:span></text:p>
      <text:p text:style-name="P6"><text:span text:style-name="T3">Doit estre ce me semble vn terrible Soldat.</text:span></text:p>
      <text:p text:style-name="P6"><text:span text:style-name="T3">Huit Trompettes, &amp; deux Tymballiers.</text:span></text:p>
      <text:p text:style-name="P6"><text:span text:style-name="T3">LE ROY, representant Roger, ayant pour Deuise vn Soleil auec ces mots.</text:span></text:p>
      <text:p text:style-name="P6"><text:span text:style-name="T3">Nec Cesso, nec Erro.</text:span></text:p>
      <text:p text:style-name="P6"><text:span text:style-name="T3">Pour LE ROY, Representant Roger. </text:span></text:p>
      <text:p text:style-name="P6"><text:span text:style-name="T3">CE n’est pas sans raison que la Terre &amp; les Cieux,</text:span></text:p>
      <text:p text:style-name="P6"><text:span text:style-name="T3">Ont tant d’estonnement pour vn Objet si rare ;</text:span></text:p>
      <text:p text:style-name="P6"><text:span text:style-name="T3">Qui dans son cours penible, autant que glorieux,</text:span></text:p>
      <text:p text:style-name="P6"><text:span text:style-name="T3">Iamais ne se repose, &amp; jamais ne s’égare.</text:span></text:p>
      <text:p text:style-name="P3"/>
      <text:p text:style-name="P6"><text:span text:style-name="T3">SONNET.</text:span></text:p>
      <text:p text:style-name="P6"><text:span text:style-name="T3">Pour LE ROY, sous le nom de ROGER.</text:span></text:p>
      <text:p text:style-name="P6"><text:span text:style-name="T3">QVelle taille, quel port a ce fier Conquérant !</text:span></text:p>
      <text:p text:style-name="P6"><text:span text:style-name="T3">Sa personne éblouit quiconque l’examine,</text:span></text:p>
      <text:p text:style-name="P6"><text:span text:style-name="T3">Et quoy que par son Poste il soit déjà si Grand,</text:span></text:p>
      <text:p text:style-name="P6"><text:span text:style-name="T3">Quelque chose de plus éclate dans sa mine.</text:span></text:p>
      <text:p text:style-name="P3"/>
      <text:p text:style-name="P6"><text:span text:style-name="T3">9</text:span></text:p>
      <text:p text:style-name="P6"><text:span text:style-name="T3">Son front de ses Destins est l’auguste garant,</text:span></text:p>
      <text:p text:style-name="P6"><text:span text:style-name="T3">Par delà ses Ayeux sa vertu l’achemine,</text:span></text:p>
      <text:p text:style-name="P6"><text:span text:style-name="T3">Il fait qu’on les oublie, &amp; de l’air qu’il s’y prend</text:span></text:p>
      <text:p text:style-name="P6"><text:span text:style-name="T3">Bien loin derriere luy son origine.</text:span></text:p>
      <text:p text:style-name="P3"/>
      <text:p text:style-name="P6"><text:span text:style-name="T3">De ce cœur genereux c’est l’ordinaire employ,</text:span></text:p>
      <text:p text:style-name="P6"><text:span text:style-name="T3">D’agir plus volontiers pour Autruy que pour soy,</text:span></text:p>
      <text:p text:style-name="P6"><text:span text:style-name="T3">Là principalement sa force est ocupée :</text:span></text:p>
      <text:p text:style-name="P3"><text:soft-page-break/></text:p>
      <text:p text:style-name="P6"><text:span text:style-name="T3">Il efface l’éclat des Héros anciens,</text:span></text:p>
      <text:p text:style-name="P6"><text:span text:style-name="T3">N’a que l’honneur en veuë, et ne tire l’épée</text:span></text:p>
      <text:p text:style-name="P6"><text:span text:style-name="T3">Que pour des interests qui ne sont pas siens.</text:span></text:p>
      <text:p text:style-name="P3"/>
      <text:p text:style-name="P6"><text:span text:style-name="T3">Le Duc de Noailles, representant Oger le Danois, Iuge des Courses, ayant pour Deuise vn Aigle, qui voyant le Soleil, s’esleue &amp; ouure ses Ailes pour s’en approcher, auec ces mots.</text:span></text:p>
      <text:p text:style-name="P6"><text:span text:style-name="T3">Fidelis &amp; audax.</text:span></text:p>
      <text:p text:style-name="P6"><text:span text:style-name="T3">Le Duc de Noailles. Oger le Danois Iuge du Camp.</text:span></text:p>
      <text:p text:style-name="P6"><text:span text:style-name="T3">CE Paladin s’applique a cette seule affaire</text:span></text:p>
      <text:p text:style-name="P6"><text:span text:style-name="T3">De seruir dignement le plus puissant des Rois,</text:span></text:p>
      <text:p text:style-name="P6"><text:span text:style-name="T3">Comme pour bien juger il faut sçavoir bien faire</text:span></text:p>
      <text:p text:style-name="P6"><text:span text:style-name="T3">Ie doute que personne appelle de sa voix.</text:span></text:p>
      <text:p text:style-name="P3"/>
      <text:p text:style-name="P6"><text:span text:style-name="T3">10</text:span></text:p>
      <text:p text:style-name="P6"><text:span text:style-name="T3">Le Duc de Guise, &amp; le Comte d’Armagnac ensemble.</text:span></text:p>
      <text:p text:style-name="P6"><text:span text:style-name="T3">Le Duc de Guise, representant Aquilant le noir, ayant pour Deuise vn Lyon qui dort, auec ces mots.</text:span></text:p>
      <text:p text:style-name="P6"><text:span text:style-name="T3">Et quiescente pauescunt.</text:span></text:p>
      <text:p text:style-name="P6"><text:span text:style-name="T3">Le Duc de Guise. Aquilant le Noir.</text:span></text:p>
      <text:p text:style-name="P6"><text:span text:style-name="T3">La Nuit a ses beautez de mesme que le jour,</text:span></text:p>
      <text:p text:style-name="P6"><text:span text:style-name="T3">Le Noir est ma couleur, je l’ay toûjours aymée,</text:span></text:p>
      <text:p text:style-name="P6"><text:span text:style-name="T3">Et si l’obscurité conuient à mon Amour,</text:span></text:p>
      <text:p text:style-name="P6"><text:span text:style-name="T3">Elle ne s’estend pas jusqu’à ma Renommée.</text:span></text:p>
      <text:p text:style-name="P3"/>
      <text:p text:style-name="P6"><text:span text:style-name="T3">Le comte d’Armagnac, representant Griffon le blanc, ayant pour Deuise vne Hermine auec ces mots.</text:span></text:p>
      <text:p text:style-name="P6"><text:span text:style-name="T3">Ex candore decus.</text:span></text:p>
      <text:p text:style-name="P6"><text:span text:style-name="T3">Le Comte d’Armagnac. Griffon le Blanc.</text:span></text:p>
      <text:p text:style-name="P6"><text:span text:style-name="T3">VOyez quelle candeur en moy le Ciel a mis,</text:span></text:p>
      <text:p text:style-name="P6"><text:span text:style-name="T3">Aussi nulle Beauté ne s’en verra trompée,</text:span></text:p>
      <text:p text:style-name="P6"><text:span text:style-name="T3">Et quand il sera temps d’aller aux ennemis,</text:span></text:p>
      <text:p text:style-name="P6"><text:span text:style-name="T3">C’est ou je me feray tout Blanc de mon épée.</text:span></text:p>
      <text:p text:style-name="P3"/>
      <text:p text:style-name="P6"><text:soft-page-break/><text:span text:style-name="T3">11</text:span></text:p>
      <text:p text:style-name="P6"><text:span text:style-name="T3">Les Ducs de Foix, &amp; de Coaslin.</text:span></text:p>
      <text:p text:style-name="P6"><text:span text:style-name="T3">Le Duc de Foix, representant Renaud, ayant pour Deuise vn Vaisseau dans la Mer, auec ces mots.</text:span></text:p>
      <text:p text:style-name="P6"><text:span text:style-name="T3">Longe leuis aura feret.</text:span></text:p>
      <text:p text:style-name="P6"><text:span text:style-name="T3">Pour le Duc de Foix. Renaud.</text:span></text:p>
      <text:p text:style-name="P6"><text:span text:style-name="T3">IL porte vn Nom celebre, il est jeune, il est sage,</text:span></text:p>
      <text:p text:style-name="P6"><text:span text:style-name="T3">A vous dire le vray c’est pour aller bien haut,</text:span></text:p>
      <text:p text:style-name="P6"><text:span text:style-name="T3">Et c’est vn grand bonbheur que d’auoir à son âge</text:span></text:p>
      <text:p text:style-name="P6"><text:span text:style-name="T3">La chaleur necessaire, et le flegme qu’il faut.</text:span></text:p>
      <text:p text:style-name="P3"/>
      <text:p text:style-name="P6"><text:span text:style-name="T3">Le Duc de Coaslin, representant Dudon, ayant pour Deuise vn Soleil, &amp; l’Heliotrope ou Tournesol, auec ces mots.</text:span></text:p>
      <text:p text:style-name="P6"><text:span text:style-name="T3">Splendor ab obsequio.</text:span></text:p>
      <text:p text:style-name="P6"><text:span text:style-name="T3">Le Duc de Coaslin. Dudon.</text:span></text:p>
      <text:p text:style-name="P6"><text:span text:style-name="T3">TRop auant dans la Gloire on ne peut s’engager,</text:span></text:p>
      <text:p text:style-name="P6"><text:span text:style-name="T3">I’auray vaincu sept Rois, et par mon grand courage,</text:span></text:p>
      <text:p text:style-name="P6"><text:span text:style-name="T3">Les verray tous soûmis au pouuoir de ROGER,</text:span></text:p>
      <text:p text:style-name="P6"><text:span text:style-name="T3">Que je seray pas content de mon Ouurage.</text:span></text:p>
      <text:p text:style-name="P3"/>
      <text:p text:style-name="P6"><text:span text:style-name="T3">12</text:span></text:p>
      <text:p text:style-name="P6"><text:span text:style-name="T3">Le Comte du Lude, &amp; le Prince de Marsillac.</text:span></text:p>
      <text:p text:style-name="P6"><text:span text:style-name="T3">Le Comte du Lude, representant Astolphe, ayant pour Deuise vn chiffre en forme de noeuf, auec ces mots.</text:span></text:p>
      <text:p text:style-name="P6"><text:span text:style-name="T3">Non fia mai sciolto.</text:span></text:p>
      <text:p text:style-name="P6"><text:span text:style-name="T3">Le Comte du Lude. Astolphe.</text:span></text:p>
      <text:p text:style-name="P6"><text:span text:style-name="T3">DE tous les Paladins qui sont dans l’Vnivers,</text:span></text:p>
      <text:p text:style-name="P6"><text:span text:style-name="T3">Aucũ n’a pour l’Amour l’ame plus échaufée,</text:span></text:p>
      <text:p text:style-name="P6"><text:span text:style-name="T3">Entreprenant toûjours mille projets diuers,</text:span></text:p>
      <text:p text:style-name="P6"><text:span text:style-name="T3">Et toûjours enchanté par quelque jeune FÉE.</text:span></text:p>
      <text:p text:style-name="P3"/>
      <text:p text:style-name="P6"><text:span text:style-name="T3">Le Prince de Marsillac, representant Brandimart pour Deuise vne Montre en relief dont on voit tous les ressorts, auec ces mots.</text:span></text:p>
      <text:p text:style-name="P6"><text:span text:style-name="T3">Chieto fuor commoto dentro.</text:span></text:p>
      <text:p text:style-name="P6"><text:soft-page-break/><text:span text:style-name="T3">Le Prince de Marsillac. Brandimart.</text:span></text:p>
      <text:p text:style-name="P6"><text:span text:style-name="T3">Mes vœux seront contents, mes souhaits accomplis,</text:span></text:p>
      <text:p text:style-name="P6"><text:span text:style-name="T3">Et ma bonne fortune à son comble arriuée</text:span></text:p>
      <text:p text:style-name="P6"><text:span text:style-name="T3">Quand vous sçaurez mon zelle, aymable FLEVRDELIS,</text:span></text:p>
      <text:p text:style-name="P6"><text:span text:style-name="T3">Au milieu de mon cœur profondémennt grauée.</text:span></text:p>
      <text:p text:style-name="P3"/>
      <text:p text:style-name="P6"><text:span text:style-name="T3">13</text:span></text:p>
      <text:p text:style-name="P6"><text:span text:style-name="T3">Les Marquis de Villequiert, &amp; de Soyecourt.</text:span></text:p>
      <text:p text:style-name="P6"><text:span text:style-name="T3">Le Marquis de Villequiert, representant Richardet, ayant pour Deuise vn Aigle qui plane deuant le Soleil, auec ces mots.</text:span></text:p>
      <text:p text:style-name="P6"><text:span text:style-name="T3">Vni militat Astro.</text:span></text:p>
      <text:p text:style-name="P6"><text:span text:style-name="T3">Et autour de l’Escu est escrit, de mesme que l’Aigle ne combat que pour mon Roy qui est mon Iupiter, ou pour ma Maistresse qui est mon Astre.</text:span></text:p>
      <text:p text:style-name="P6"><text:span text:style-name="T3">Le Marquis de Villequiert. Richardet.</text:span></text:p>
      <text:p text:style-name="P6"><text:span text:style-name="T3">PErsonne comme moy n’est sorty galamment</text:span></text:p>
      <text:p text:style-name="P6"><text:span text:style-name="T3">D’vne intrigue ou sans doute il faloit quelque adresse,</text:span></text:p>
      <text:p text:style-name="P6"><text:span text:style-name="T3">Personne à mon auis plus agreablement</text:span></text:p>
      <text:p text:style-name="P6"><text:span text:style-name="T3">N’est demeuré fidelle en trompant sa Maistresse.</text:span></text:p>
      <text:p text:style-name="P3"/>
      <text:p text:style-name="P6"><text:span text:style-name="T3">Le Marquis de Soyecourt, representant Oliuier, ayant pour Deuise la Massuë d’Hercule, auec ces mots.</text:span></text:p>
      <text:p text:style-name="P6"><text:span text:style-name="T3">Vix aequat fama labores.</text:span></text:p>
      <text:p text:style-name="P3"/>
      <text:p text:style-name="P6"><text:span text:style-name="T3">14</text:span></text:p>
      <text:p text:style-name="P6"><text:span text:style-name="T3">VOicy l’honneur du Siecle, aupres de qui nous sommes,</text:span></text:p>
      <text:p text:style-name="P6"><text:span text:style-name="T3">Et mesme les Geants, de mediocres Hommes,</text:span></text:p>
      <text:p text:style-name="P6"><text:span text:style-name="T3">Et ce franc Cheualier, à tout venant tout prest</text:span></text:p>
      <text:p text:style-name="P6"><text:span text:style-name="T3">Toûjours pour quelque Iouste a la lance en arrest.</text:span></text:p>
      <text:p text:style-name="P3"/>
      <text:p text:style-name="P6"><text:span text:style-name="T3">Les Marquis d’Humieres, &amp; de la Valliere.</text:span></text:p>
      <text:p text:style-name="P6"><text:span text:style-name="T3">Le Marquis d’Humieres, representant Ariodant, ayant pour Deuise toutes sortes de Couronnes, auec ces mots.</text:span></text:p>
      <text:p text:style-name="P6"><text:span text:style-name="T3">No quiero Menos.</text:span></text:p>
      <text:p text:style-name="P6"><text:span text:style-name="T3">Le Marquis d’Humieres. Ariodant.</text:span></text:p>
      <text:p text:style-name="P6"><text:soft-page-break/><text:span text:style-name="T3">IE tremble dans l’accés de l’amoureuse fiéure ;</text:span></text:p>
      <text:p text:style-name="P6"><text:span text:style-name="T3">Ailleurs sans vanité je ne tremblay jamais,</text:span></text:p>
      <text:p text:style-name="P6"><text:span text:style-name="T3">Et ce charmant objet l’adorable GENÉVRE</text:span></text:p>
      <text:p text:style-name="P6"><text:span text:style-name="T3">Est l’vnique vainqueur à qui je me soûmets.</text:span></text:p>
      <text:p text:style-name="P3"/>
      <text:p text:style-name="P6"><text:span text:style-name="T3">Le Marquis de la Valliere, representant Zerbin, ayant pour Deuise vn Phoenix sur vn bucher allumé par le Soleil, auec ces mots.</text:span></text:p>
      <text:p text:style-name="P6"><text:span text:style-name="T3">Hoc juuat vri.</text:span></text:p>
      <text:p text:style-name="P3"/>
      <text:p text:style-name="P6"><text:span text:style-name="T3">15</text:span></text:p>
      <text:p text:style-name="P6"><text:span text:style-name="T3">Le Marquis de la Valliere. Zerbin.</text:span></text:p>
      <text:p text:style-name="P6"><text:span text:style-name="T3">QVelques fameux que la gloire nous donne</text:span></text:p>
      <text:p text:style-name="P6"><text:span text:style-name="T3">Quand on est amoureux au souuerain degré,</text:span></text:p>
      <text:p text:style-name="P6"><text:span text:style-name="T3">Mourir entre les bras d’vne belle Personne</text:span></text:p>
      <text:p text:style-name="P6"><text:span text:style-name="T3">Est de toutes les morts la pluce douce à mon gré.</text:span></text:p>
      <text:p text:style-name="P3"/>
      <text:p text:style-name="P6"><text:span text:style-name="T3">Monsieur le DVC, representant Roland, ayant pour Deuise vn Dard entortillé de Lauriers, auec ces mots.</text:span></text:p>
      <text:p text:style-name="P6"><text:span text:style-name="T3">Certo ferit.</text:span></text:p>
      <text:p text:style-name="P6"><text:span text:style-name="T3">Monsieur le Duc. Roland.</text:span></text:p>
      <text:p text:style-name="P6"><text:span text:style-name="T3">Roland sera bien loin son grand Nom retentir,</text:span></text:p>
      <text:p text:style-name="P6"><text:span text:style-name="T3">La Gloire deuiendra sa fidelle Compagne,</text:span></text:p>
      <text:p text:style-name="P6"><text:span text:style-name="T3">Il est sorty d’vn sang qui brusle de sortir</text:span></text:p>
      <text:p text:style-name="P6"><text:span text:style-name="T3">Quand il est question de se mettre en campagne,</text:span></text:p>
      <text:p text:style-name="P6"><text:span text:style-name="T3">Et pour ne vous en point mentir</text:span></text:p>
      <text:p text:style-name="P6"><text:span text:style-name="T3">C’est le pur sang de Charlemagne.</text:span></text:p>
      <text:p text:style-name="P3"/>
      <text:p text:style-name="P6"><text:span text:style-name="T3">APollon paroist sur vn Char, conduit par le Temps ; ayant à ses pieds les quatre Siecles, enuironné des douze heures du jour, &amp; des douze Signes du Zodiaque.</text:span></text:p>
      <text:p text:style-name="P6"><text:span text:style-name="T3">Les Pages des Cheualiers portant leurs Lances, &amp; les Escus de leurs Deuises.</text:span></text:p>
      <text:p text:style-name="P3"/>
      <text:p text:style-name="P6"><text:span text:style-name="T3">16</text:span></text:p>
      <text:p text:style-name="P6"><text:span text:style-name="T3">Vingt Pasteurs chargez de diuerses pieces de la Barriere, dont la Lice doit estre fermée pour la dresser en vn moment.</text:span></text:p>
      <text:p text:style-name="P6"><text:soft-page-break/><text:span text:style-name="T3">TOute cette Troupe entrant par l’vn des quatre Portiques, qui aboutissent aux quatre auenuës du Camp, &amp; apres en auoir fait le tour, s’estant arrestez deuant les Reynes ; Apollon, &amp; les quatre Siecles recitent ces vers en Dialogue. </text:span></text:p>
      <text:p text:style-name="P3"/>
      <text:p text:style-name="P6"><text:span text:style-name="T3"><text:s/>LE SIECLE D’AIRAIN à Apollon.</text:span></text:p>
      <text:p text:style-name="P6"><text:span text:style-name="T3">Brillant pere du jour, Toy de qui la puissance</text:span></text:p>
      <text:p text:style-name="P6"><text:span text:style-name="T3">Par ses diuers aspects nous donna la naissance ;</text:span></text:p>
      <text:p text:style-name="P6"><text:span text:style-name="T3">Toy l'espoir de la Terre, &amp; l'ornement des Cieux;</text:span></text:p>
      <text:p text:style-name="P6"><text:span text:style-name="T3">Toy le plus necessaire &amp; le plus beau des Dieux;</text:span></text:p>
      <text:p text:style-name="P6"><text:span text:style-name="T3">Toy dont l’actiuité, dont la bonté suprême </text:span></text:p>
      <text:p text:style-name="P6"><text:span text:style-name="T3">Se fait voir et sentir en tous lieux par soy-mesme :</text:span></text:p>
      <text:p text:style-name="P6"><text:span text:style-name="T3">Dis nous par quel destin, ou par quel nouueaux chois</text:span></text:p>
      <text:p text:style-name="P6"><text:span text:style-name="T3">Tu celebres tes jeux aux riuages François ?</text:span></text:p>
      <text:p text:style-name="P3"/>
      <text:p text:style-name="P6"><text:span text:style-name="T3">APOLLON.</text:span></text:p>
      <text:p text:style-name="P6"><text:span text:style-name="T3">Si ces lieux fortunez ont tout ce qu'eût la Grece</text:span></text:p>
      <text:p text:style-name="P6"><text:span text:style-name="T3">De gloire, de valeur, de merite &amp; d'adresse;</text:span></text:p>
      <text:p text:style-name="P6"><text:span text:style-name="T3">Ce n'est pas sans raison qu'on y voit transferez</text:span></text:p>
      <text:p text:style-name="P3"/>
      <text:p text:style-name="P6"><text:span text:style-name="T3">17</text:span></text:p>
      <text:p text:style-name="P6"><text:span text:style-name="T3">Ces jeux, qu'à mon honneur la terre a consacrez :</text:span></text:p>
      <text:p text:style-name="P6"><text:span text:style-name="T3">I'ay toûjours pris plaisir à verser sur la France</text:span></text:p>
      <text:p text:style-name="P6"><text:span text:style-name="T3">De mes plus doux Rayons la benigne influence :</text:span></text:p>
      <text:p text:style-name="P6"><text:span text:style-name="T3">Mais le charmant objet qu’Hymen y fait regner,</text:span></text:p>
      <text:p text:style-name="P6"><text:span text:style-name="T3">Pour elle maintenant me fait tout desdaigner.</text:span></text:p>
      <text:p text:style-name="P6"><text:span text:style-name="T3">Depuis vn si long-temps que pour le bien du Monde</text:span></text:p>
      <text:p text:style-name="P6"><text:span text:style-name="T3">Ie fais l’immense tour de la terre &amp; de l’onde,</text:span></text:p>
      <text:p text:style-name="P6"><text:span text:style-name="T3">Iamais je n'ay rien veu si digne de mes feux,</text:span></text:p>
      <text:p text:style-name="P6"><text:span text:style-name="T3">Iamais vn Sang si noble, vn coeur si genereux,</text:span></text:p>
      <text:p text:style-name="P6"><text:span text:style-name="T3">Iamais tant de lumiere auec tant d'innocence ;</text:span></text:p>
      <text:p text:style-name="P6"><text:span text:style-name="T3">Iamais tant de jeunesse auec tant de prudence;</text:span></text:p>
      <text:p text:style-name="P6"><text:span text:style-name="T3">Iamais tant de grandeur auec tant de bonté;</text:span></text:p>
      <text:p text:style-name="P6"><text:span text:style-name="T3">Iamais tant de sagesse auec tant de beauté.</text:span></text:p>
      <text:p text:style-name="P6"><text:span text:style-name="T3">Mille Climats diuers qu'on vit sous la puissance</text:span></text:p>
      <text:p text:style-name="P6"><text:soft-page-break/><text:span text:style-name="T3">De tous les demi-Dieux dont elle prit naissance,</text:span></text:p>
      <text:p text:style-name="P6"><text:span text:style-name="T3">Cedant à son merite autant qu'à leur deuoir,</text:span></text:p>
      <text:p text:style-name="P6"><text:span text:style-name="T3">Se trouueront vn jour vnis sous son pouuoir.</text:span></text:p>
      <text:p text:style-name="P6"><text:span text:style-name="T3">Ce qu'eurent de grandeurs &amp; la France &amp; l'Espagne,</text:span></text:p>
      <text:p text:style-name="P6"><text:span text:style-name="T3">Les droicts de Charles-Quint, les droits Charle-magne,</text:span></text:p>
      <text:p text:style-name="P6"><text:span text:style-name="T3">En elle, auec leur sang heureusement transmis,</text:span></text:p>
      <text:p text:style-name="P6"><text:span text:style-name="T3">Rendront tout l’Vnivers à son Trosne soûmis :</text:span></text:p>
      <text:p text:style-name="P6"><text:span text:style-name="T3">Mais vn titre plus grand, vn plus noble partage</text:span></text:p>
      <text:p text:style-name="P6"><text:span text:style-name="T3">Qui l’esleue plus haut, qui luy plaist davantage ;</text:span></text:p>
      <text:p text:style-name="P6"><text:span text:style-name="T3">Vn Nom qui tient en soy les plus grands noms vnis,</text:span></text:p>
      <text:p text:style-name="P6"><text:span text:style-name="T3">C'est le nom glorieux d’Espouse de LOVIS.</text:span></text:p>
      <text:p text:style-name="P3"/>
      <text:p text:style-name="P6"><text:span text:style-name="T3">18</text:span></text:p>
      <text:p text:style-name="P6"><text:span text:style-name="T3">LE SIECLE D'ARGENT.</text:span></text:p>
      <text:p text:style-name="P6"><text:span text:style-name="T3">Quel destin fait brisler auec tant d'injustice</text:span></text:p>
      <text:p text:style-name="P6"><text:span text:style-name="T3">Dans le siecle de fer un Astre si propice ?</text:span></text:p>
      <text:p text:style-name="P3"/>
      <text:p text:style-name="P6"><text:span text:style-name="T3">LE SIECLE D'OR.</text:span></text:p>
      <text:p text:style-name="P6"><text:span text:style-name="T3">Ah ! ne murmure point contre l'ordre des Dieux,</text:span></text:p>
      <text:p text:style-name="P6"><text:span text:style-name="T3">Loin de s'en orgueillir d'vn don si precieux,</text:span></text:p>
      <text:p text:style-name="P6"><text:span text:style-name="T3">Ce siecle qui du Ciel a merité la haine</text:span></text:p>
      <text:p text:style-name="P6"><text:span text:style-name="T3">En deuroit augurer sa ruïne prochaine,</text:span></text:p>
      <text:p text:style-name="P6"><text:span text:style-name="T3">Et voir qu'vne vertu qu'il ne peut suborner,</text:span></text:p>
      <text:p text:style-name="P6"><text:span text:style-name="T3">Vient moins pour l'anoblir que pour l’exterminer.</text:span></text:p>
      <text:p text:style-name="P6"><text:span text:style-name="T3">Si-tost qu'elle paroist dans cette heureuse terre,</text:span></text:p>
      <text:p text:style-name="P6"><text:span text:style-name="T3">Voy comme elle en banit les fureurs de la guerre :</text:span></text:p>
      <text:p text:style-name="P6"><text:span text:style-name="T3">Comment depuis ce jour d'infatigables mains</text:span></text:p>
      <text:p text:style-name="P6"><text:span text:style-name="T3">Trauaillent sans relâche au bon-heur des humains;</text:span></text:p>
      <text:p text:style-name="P6"><text:span text:style-name="T3">Par quels secrets ressors vn Heros se prepare,</text:span></text:p>
      <text:p text:style-name="P6"><text:span text:style-name="T3">A chasser les horreurs d'vn Siecle st barbare,</text:span></text:p>
      <text:p text:style-name="P6"><text:span text:style-name="T3">Et me faire reuiure auec tous les plaisirs,</text:span></text:p>
      <text:p text:style-name="P6"><text:span text:style-name="T3">Qui peuuent contenter les innocens desirs.</text:span></text:p>
      <text:p text:style-name="P3"/>
      <text:p text:style-name="P6"><text:span text:style-name="T3">LE SIECLE DE FER.</text:span></text:p>
      <text:p text:style-name="P6"><text:soft-page-break/><text:span text:style-name="T3">Ie sçais quels ennemis ont entrepris ma perte,</text:span></text:p>
      <text:p text:style-name="P6"><text:span text:style-name="T3">Leurs desseins sont connus, leur trasme est descouuerte,</text:span></text:p>
      <text:p text:style-name="P6"><text:span text:style-name="T3">Mais mon cœur n’en est pas à tel point abatu…</text:span></text:p>
      <text:p text:style-name="P3"/>
      <text:p text:style-name="P6"><text:span text:style-name="T3">APOLLON. </text:span></text:p>
      <text:p text:style-name="P6"><text:span text:style-name="T3">Contre tant de grandeur, contre tant de vertu,</text:span></text:p>
      <text:p text:style-name="P6"><text:span text:style-name="T3">Tous les monstres d'Enfer vnis pour ta deffense</text:span></text:p>
      <text:p text:style-name="P3"/>
      <text:p text:style-name="P6"><text:span text:style-name="T3">19</text:span></text:p>
      <text:p text:style-name="P6"><text:span text:style-name="T3">Ne feroient qu’vne foible et vaine resistance :</text:span></text:p>
      <text:p text:style-name="P6"><text:span text:style-name="T3">L’Vnivers opprimé de ton joug rigoureux,</text:span></text:p>
      <text:p text:style-name="P6"><text:span text:style-name="T3">Va gouster par ta fuite un destin plus heureux :</text:span></text:p>
      <text:p text:style-name="P6"><text:span text:style-name="T3">Il est temps de ceder à la Loy souueraine,</text:span></text:p>
      <text:p text:style-name="P6"><text:span text:style-name="T3">Que t'imposent les voeux de cette auguste Reyne;</text:span></text:p>
      <text:p text:style-name="P6"><text:span text:style-name="T3">Il est temps de ceder aux trauaux glorieux</text:span></text:p>
      <text:p text:style-name="P6"><text:span text:style-name="T3">D'vn Roy fauorisé de la Terre &amp; des Cieux ;</text:span></text:p>
      <text:p text:style-name="P6"><text:span text:style-name="T3">Mais icy trop long-temps ce different m'arreste,</text:span></text:p>
      <text:p text:style-name="P6"><text:span text:style-name="T3">A de plus doux combats cette Lice s’apreste ;</text:span></text:p>
      <text:p text:style-name="P6"><text:span text:style-name="T3">Allons la faire ouurir, &amp; ployons des Lauriers,</text:span></text:p>
      <text:p text:style-name="P6"><text:span text:style-name="T3">Pour couronner le front de nos fameux Guerriers.</text:span></text:p>
      <text:p text:style-name="P3"/>
      <text:p text:style-name="P6"><text:span text:style-name="T3">APOLLON, sur vn Char. La Grange.</text:span></text:p>
      <text:p text:style-name="P6"><text:span text:style-name="T3">LE TEMPS, menant le Char d’Apollon. Millet.</text:span></text:p>
      <text:p text:style-name="P6"><text:span text:style-name="T3">Les quatre Siecles.</text:span></text:p>
      <text:p text:style-name="P6"><text:span text:style-name="T3">Siecle d’Airain. Mad</text:span><text:span text:style-name="T4">lle</text:span><text:span text:style-name="T3"> de Brie.</text:span></text:p>
      <text:p text:style-name="P6"><text:span text:style-name="T3">Siecle d’Or. Mad</text:span><text:span text:style-name="T4">lle</text:span><text:span text:style-name="T3"> Moliere.</text:span></text:p>
      <text:p text:style-name="P6"><text:span text:style-name="T3">Siecle d’Argent. Hubert.</text:span></text:p>
      <text:p text:style-name="P6"><text:span text:style-name="T3">Siecle de Fer. Du Croisy.</text:span></text:p>
      <text:p text:style-name="P3"/>
      <text:p text:style-name="P6"><text:span text:style-name="T3">APres le recit d’Apollon &amp; des Siecles, la course de Bague se fait, &amp; la nuit suruenant, les enuivrons de l’Isle enchantée brillent d’vn nombre infiny de lumieres, &amp; l’on voit entrer dans la mesme place trente-quatre concertans marchant deuant les quatre Saison.</text:span></text:p>
      <text:p text:style-name="P3"/>
      <text:p text:style-name="P6"><text:span text:style-name="T3">20</text:span></text:p>
      <text:p text:style-name="P6"><text:soft-page-break/><text:span text:style-name="T3">LE PRINTEMPS, sur vn Cheual d’Espagne.</text:span></text:p>
      <text:p text:style-name="P6"><text:span text:style-name="T3">L’ESTE, sur vn Elephant.</text:span></text:p>
      <text:p text:style-name="P6"><text:span text:style-name="T3">L’AVTUOMNE, sur vn Chameau.</text:span></text:p>
      <text:p text:style-name="P6"><text:span text:style-name="T3">L’HYVER, sur vn Ours.</text:span></text:p>
      <text:p text:style-name="P6"><text:span text:style-name="T3">Quarante-huit personnes de la suitte des Saisons : Douze Iardiniers, douze Moissonneurs, douze Vandangeurs, &amp; douze Vieillards, qui par leurs Fleurs, leurs Espics, leurs Fruicts, &amp; leurs Glaces ; marquent chacune des Saisons, &amp; portent les Bassins pour la Collation.</text:span></text:p>
      <text:p text:style-name="P6"><text:span text:style-name="T3">Concert de Pan &amp; de Diane, composé de quatorze personnes de leur suitte. </text:span></text:p>
      <text:p text:style-name="P6"><text:span text:style-name="T3">PAN &amp; DIANE sur vne Machine portée en l’air.</text:span></text:p>
      <text:p text:style-name="P6"><text:span text:style-name="T3">Vingt-quatre de la suitte de Pan &amp; de Diane, portant des viandes de la Menagerie du premier, &amp; de la Chasse de l’autre.</text:span></text:p>
      <text:p text:style-name="P6"><text:span text:style-name="T3">Dix-huit Pages, qui doiuent seruir à Table les Dames.</text:span></text:p>
      <text:p text:style-name="P6"><text:span text:style-name="T3">Cette Troupe estant rangée, les quatre Saisons, Pan &amp; Diane, se presentent deuant la Reyne, &amp; luy disent ces Vers.</text:span></text:p>
      <text:p text:style-name="P3"/>
      <text:p text:style-name="P6"><text:span text:style-name="T3">21</text:span></text:p>
      <text:p text:style-name="P6"><text:span text:style-name="T3">LE PRINTEMPS.</text:span></text:p>
      <text:p text:style-name="P6"><text:span text:style-name="T3">A LA REYNE.</text:span></text:p>
      <text:p text:style-name="P6"><text:span text:style-name="T3">Entre toutes les fleurs nouuellement écloses,</text:span></text:p>
      <text:p text:style-name="P6"><text:span text:style-name="T3">Dont mes jardins sont embellis,</text:span></text:p>
      <text:p text:style-name="P6"><text:span text:style-name="T3">Méprisant les jasmins, les oeillets &amp; les roses,</text:span></text:p>
      <text:p text:style-name="P6"><text:span text:style-name="T3">Pour payer mon tribut j'ay fait choix de ces lys,</text:span></text:p>
      <text:p text:style-name="P6"><text:span text:style-name="T3">Que de vos premiers ans vous auez tant cheris :</text:span></text:p>
      <text:p text:style-name="P6"><text:span text:style-name="T3">LOVIS les fait briller du couchant à l’aurore,</text:span></text:p>
      <text:p text:style-name="P6"><text:span text:style-name="T3">Tout l'Vnivers charmé les respecte et les craint;</text:span></text:p>
      <text:p text:style-name="P6"><text:span text:style-name="T3">Mais leur regne est plus doux &amp; plus puissant encore,</text:span></text:p>
      <text:p text:style-name="P6"><text:span text:style-name="T3">Quand ils brillent sur vostre teint.</text:span></text:p>
      <text:p text:style-name="P3"/>
      <text:p text:style-name="P6"><text:span text:style-name="T3">L’ESTÉ.</text:span></text:p>
      <text:p text:style-name="P6"><text:span text:style-name="T3">Surpris vn peu trop promptement,</text:span></text:p>
      <text:p text:style-name="P6"><text:span text:style-name="T3">I'apporte à cette Feste vn leger ornement ;</text:span></text:p>
      <text:p text:style-name="P6"><text:span text:style-name="T3">Mais auant que ma Saison passe,</text:span></text:p>
      <text:p text:style-name="P6"><text:span text:style-name="T3">Ie feray faire à vos Guerriers,</text:span></text:p>
      <text:p text:style-name="P6"><text:span text:style-name="T3">Dans les campagnes de la Thrace,</text:span></text:p>
      <text:p text:style-name="P6"><text:soft-page-break/><text:span text:style-name="T3">Vne ample moisson de Lauriers.</text:span></text:p>
      <text:p text:style-name="P3"/>
      <text:p text:style-name="P6"><text:span text:style-name="T3">L'AVTOMNE.</text:span></text:p>
      <text:p text:style-name="P6"><text:span text:style-name="T3">Le Printemps orgueilleux de la beauté des fleurs</text:span></text:p>
      <text:p text:style-name="P6"><text:span text:style-name="T3">Qui luy tomberent en partage,</text:span></text:p>
      <text:p text:style-name="P3"/>
      <text:p text:style-name="P6"><text:span text:style-name="T3">22</text:span></text:p>
      <text:p text:style-name="P6"><text:span text:style-name="T3">Pretend de cette Feste auoir tout l'auantage,</text:span></text:p>
      <text:p text:style-name="P6"><text:span text:style-name="T3">Et nous croit obscurcir pas ses viues couleurs :</text:span></text:p>
      <text:p text:style-name="P6"><text:span text:style-name="T3">Mais vous vous souuiendrez, Princesse sans seconde,</text:span></text:p>
      <text:p text:style-name="P6"><text:span text:style-name="T3">De ce fruict precieux qu'a produit ma saison,</text:span></text:p>
      <text:p text:style-name="P6"><text:span text:style-name="T3">Et qui croist dans vostre maison,</text:span></text:p>
      <text:p text:style-name="P6"><text:span text:style-name="T3">Pour faire quelque jour les delices du Monde.</text:span></text:p>
      <text:p text:style-name="P3"/>
      <text:p text:style-name="P6"><text:span text:style-name="T3">L'HYVER.</text:span></text:p>
      <text:p text:style-name="P6"><text:span text:style-name="T3">La neige, les glaçons que j'apporte en ces lieux,</text:span></text:p>
      <text:p text:style-name="P6"><text:span text:style-name="T3">Sont des mets les moins precieux ;</text:span></text:p>
      <text:p text:style-name="P6"><text:span text:style-name="T3">Mais ils sont des plus necessaires,</text:span></text:p>
      <text:p text:style-name="P6"><text:span text:style-name="T3">Dans une Feste où mille objets charmans,</text:span></text:p>
      <text:p text:style-name="P6"><text:span text:style-name="T3">De leurs oeillades meurtrieres,</text:span></text:p>
      <text:p text:style-name="P6"><text:span text:style-name="T3">Font naistre tant d’embrazemens</text:span></text:p>
      <text:p text:style-name="P3"/>
      <text:p text:style-name="P6"><text:span text:style-name="T3">DIANE.</text:span></text:p>
      <text:p text:style-name="P6"><text:span text:style-name="T3">A LA REYNE.</text:span></text:p>
      <text:p text:style-name="P6"><text:span text:style-name="T3">Nos bois, nos rochers, nos montagnes,</text:span></text:p>
      <text:p text:style-name="P6"><text:span text:style-name="T3">Tous nos Chasseurs, &amp; mes Compagnes,</text:span></text:p>
      <text:p text:style-name="P6"><text:span text:style-name="T3">Qui m'ont toûjours rẽdu des honneurs souuerains ;</text:span></text:p>
      <text:p text:style-name="P6"><text:span text:style-name="T3">Depuis que parmy nous ils vous ont veu paroistre,</text:span></text:p>
      <text:p text:style-name="P6"><text:span text:style-name="T3">Ne veulent plus me reconnoistre,</text:span></text:p>
      <text:p text:style-name="P6"><text:span text:style-name="T3">Et chargez de presens, viennent auec moy</text:span></text:p>
      <text:p text:style-name="P6"><text:span text:style-name="T3">Vous porter ce tribut pour marque de leur foy.</text:span></text:p>
      <text:p text:style-name="P3"/>
      <text:p text:style-name="P6"><text:span text:style-name="T3">23</text:span></text:p>
      <text:p text:style-name="P6"><text:span text:style-name="T3">Les habitans legers de cét heureux boccage,</text:span></text:p>
      <text:p text:style-name="P6"><text:soft-page-break/><text:span text:style-name="T3">De tomber dans vos rets font leur sort le plus doux,</text:span></text:p>
      <text:p text:style-name="P6"><text:span text:style-name="T3">Et n'estiment rien davantage,</text:span></text:p>
      <text:p text:style-name="P6"><text:span text:style-name="T3">Que l'heur de perir de vos coups :</text:span></text:p>
      <text:p text:style-name="P6"><text:span text:style-name="T3">Amour dont vous auez la grace &amp; le visage,</text:span></text:p>
      <text:p text:style-name="P6"><text:span text:style-name="T3">A le mesme secret que vous.</text:span></text:p>
      <text:p text:style-name="P3"/>
      <text:p text:style-name="P6"><text:span text:style-name="T3">PAN.</text:span></text:p>
      <text:p text:style-name="P6"><text:span text:style-name="T3">Ieune Diuinité, ne vous estonnez pas,</text:span></text:p>
      <text:p text:style-name="P6"><text:span text:style-name="T3">Lors que nous vous offrons en ce fameux repas</text:span></text:p>
      <text:p text:style-name="P6"><text:span text:style-name="T3">L'eslite de nos bergeries :</text:span></text:p>
      <text:p text:style-name="P6"><text:span text:style-name="T3">Si nos troupeaux goustent en paix</text:span></text:p>
      <text:p text:style-name="P6"><text:span text:style-name="T3">Les herbages de nos prairies,</text:span></text:p>
      <text:p text:style-name="P6"><text:span text:style-name="T3">Nous deuons ce bon-heur à vos diuins attraits.</text:span></text:p>
      <text:p text:style-name="P3"/>
      <text:p text:style-name="P6"><text:span text:style-name="T3">LE PRINTEMPS, monté sur vn cheual d’Espagne.</text:span></text:p>
      <text:p text:style-name="P6"><text:span text:style-name="T3">Mad</text:span><text:span text:style-name="T4">lle</text:span><text:span text:style-name="T3"> du Parc.</text:span></text:p>
      <text:p text:style-name="P6"><text:span text:style-name="T3">L’ESTÉ, monté sur vn Elephant.</text:span></text:p>
      <text:p text:style-name="P6"><text:span text:style-name="T3">Du Parc.</text:span></text:p>
      <text:p text:style-name="P6"><text:span text:style-name="T3">L’AVTOMNE, montée sur vn Chameau.</text:span></text:p>
      <text:p text:style-name="P6"><text:span text:style-name="T3">La Thorilliere.</text:span></text:p>
      <text:p text:style-name="P6"><text:span text:style-name="T3">L’HYVER, monté sur vn Ours.</text:span></text:p>
      <text:p text:style-name="P6"><text:span text:style-name="T3">Bejart.</text:span></text:p>
      <text:p text:style-name="P3"/>
      <text:p text:style-name="P6"><text:span text:style-name="T3">24</text:span></text:p>
      <text:p text:style-name="P6"><text:span text:style-name="T3">Pan, &amp; Diane dans vne Machine.</text:span></text:p>
      <text:p text:style-name="P6"><text:span text:style-name="T3">Mad</text:span><text:span text:style-name="T4">lle.</text:span><text:span text:style-name="T3"> Bejart. Diane.</text:span></text:p>
      <text:p text:style-name="P6"><text:span text:style-name="T3">Moliere. Pan.</text:span></text:p>
      <text:p text:style-name="P3"/>
      <text:p text:style-name="P6"><text:span text:style-name="T3">Apres que Pan a acheué son Recit, vne Table ornée des festons, &amp; fort enrichie se descouure ; &amp; les quatre Controlleurs Generaux, Monsieurs de la Marque Coquet, Messieurs Parfait Père, Fils &amp; Frere, sous les noms de l’Abondance, la Ioye, la Propetré, &amp; la bonne-chere, l’ayant fait couurir par la Plaisirs, les Ieux, les Ris &amp; les Delices : vne magnifique Collation finit ce premier jour des Diuertissemens de l’Isle enchantée. </text:span></text:p>
      <text:p text:style-name="P6"><text:span text:style-name="T3">FIN DE LA PREMIERE IOVRNÉE.</text:span></text:p>
      <text:p text:style-name="P3"><text:soft-page-break/></text:p>
      <text:p text:style-name="P6"><text:span text:style-name="T3">1</text:span></text:p>
      <text:p text:style-name="P6"><text:span text:style-name="T3">SECONDE IOVRNÉE DES PLAISIRS DE L’ISLE ENCHANTEE. </text:span></text:p>
      <text:p text:style-name="P3"/>
      <text:p text:style-name="P6"><text:span text:style-name="T3">AVANT-PROPOS.</text:span></text:p>
      <text:p text:style-name="P6"><text:span text:style-name="T3">LE braue Roger, &amp; les fameux Guerriers de sa Quadrille auoient trop bien reussi aux Courses qu’ils auoient entreprises dans l’Isle enchantée ; &amp; la Magicienne qui les auoit conuiez à en diuertir vne grande Reyne, auoit receu trop de satisfaction de cette galanterie, pour n’en desirer pas la continuation : ces Cheualliers luy donnent donc le plaisir de la Comedie ; comme ils auoient entrepris les Courses sous le nom des Ieux Pythiens, &amp; armez à la Grecques, ils ne sortent point de leur premier dessein, lors que la scene</text:span></text:p>
      <text:p text:style-name="P3"/>
      <text:p text:style-name="P6"><text:span text:style-name="T3">2</text:span></text:p>
      <text:p text:style-name="P6"><text:span text:style-name="T3"><text:s/>est en Elide : C’est là qu’vn Prince d’humeur magnifique &amp; galante, ayant vne Fille aussi naturellement ennemie de l’amour, qu’ornée de tous les dons qui la rendent aymable, propose des Ieux d’exercices, des Courses de Chariots, &amp; des Chasses, croyant que la magnificence des premiers, &amp; le diuertissement de l’autre, ou l’adresse &amp; le courage se font remarquer, feront choisir parmy les diuers Princes qu’il y auoit conuiez vn amant à sa fille, qui soit digne d’elle. Il y reussit heureusement, &amp; l’intrigue de la Comedie estant de soy fort galante, est encore augmentée par des Concerts, des Recits, &amp; des Entrées de Ballet, qui entrent bien dans le sujet, &amp; le rendent fort agreable.</text:span></text:p>
      <text:p text:style-name="P6"><text:span text:style-name="T3">Noms de ceux qui jouënt la Comedie.</text:span></text:p>
      <text:p text:style-name="P6"><text:span text:style-name="T3">Le Prince d’Elide. Hubert.</text:span></text:p>
      <text:p text:style-name="P6"><text:span text:style-name="T3">La Princesse d’Elide, &amp; deux autres ses parents. Mesd</text:span><text:span text:style-name="T4">lles</text:span><text:span text:style-name="T3"> de Brie. Moliere, du Parc. </text:span></text:p>
      <text:p text:style-name="P6"><text:span text:style-name="T3">Philis. Mad</text:span><text:span text:style-name="T4">lle</text:span><text:span text:style-name="T3"> Bejart.</text:span></text:p>
      <text:p text:style-name="P6"><text:span text:style-name="T3">Le Prince d’Ithaque. La Grange.</text:span></text:p>
      <text:p text:style-name="P6"><text:span text:style-name="T3">Le Prince de Messene. Du Croysy.</text:span></text:p>
      <text:p text:style-name="P6"><text:span text:style-name="T3">Le Prince de Pyle. Bejart.</text:span></text:p>
      <text:p text:style-name="P6"><text:span text:style-name="T3">Arbale Gouuerneur du Prince d’Ithaque. La Thorilliere.</text:span></text:p>
      <text:p text:style-name="P6"><text:span text:style-name="T3">Moron. Moliere.</text:span></text:p>
      <text:p text:style-name="P6"><text:span text:style-name="T3">Lycas, &amp; deux petits Pages.</text:span></text:p>
      <text:p text:style-name="P3"/>
      <text:p text:style-name="P6"><text:span text:style-name="T3">3</text:span></text:p>
      <text:p text:style-name="P6"><text:span text:style-name="T3">Noms de ceux qui dansent au Ballet, et ceux qui chantent.</text:span></text:p>
      <text:p text:style-name="P6"><text:soft-page-break/><text:span text:style-name="T3">L’AVRORE.</text:span></text:p>
      <text:p text:style-name="P6"><text:span text:style-name="T3">Madlle Hilaire.</text:span></text:p>
      <text:p text:style-name="P3"/>
      <text:p text:style-name="P6"><text:span text:style-name="T3">Quatre Valets de Chiens, qui doiuent chanter.</text:span></text:p>
      <text:p text:style-name="P6"><text:span text:style-name="T3">Messieurs Estiual, Don, Blondel, &amp; Molliere. </text:span></text:p>
      <text:p text:style-name="P3"/>
      <text:p text:style-name="P6"><text:span text:style-name="T3">Six autres Valets de Chiens, qui doiuent danser.</text:span></text:p>
      <text:p text:style-name="P6"><text:span text:style-name="T3">Les Sieurs Paysan, Chicanneau, Noblet, Pesan, Bonard, &amp; La Pierre. </text:span></text:p>
      <text:p text:style-name="P3"/>
      <text:p text:style-name="P6"><text:span text:style-name="T3">Deux Ours. </text:span></text:p>
      <text:p text:style-name="P6"><text:span text:style-name="T3">Les Sieurs Mercier, &amp; Vagnard. </text:span></text:p>
      <text:p text:style-name="P3"/>
      <text:p text:style-name="P6"><text:span text:style-name="T3">Huict Paysans.</text:span></text:p>
      <text:p text:style-name="P6"><text:span text:style-name="T3">Les Sieurs Paysan, Chicanneau, Baltazard, Noblet, Bonard, Mançeau, Magny, &amp; La Pierre.</text:span></text:p>
      <text:p text:style-name="P3"/>
      <text:p text:style-name="P6"><text:span text:style-name="T3">Vn Satyre.</text:span></text:p>
      <text:p text:style-name="P6"><text:span text:style-name="T3">M. Estiual. </text:span></text:p>
      <text:p text:style-name="P3"/>
      <text:p text:style-name="P6"><text:span text:style-name="T3">4</text:span></text:p>
      <text:p text:style-name="P6"><text:span text:style-name="T3">Deux Pastres.</text:span></text:p>
      <text:p text:style-name="P6"><text:span text:style-name="T3">Messieurs Le Gros, &amp; Blondel.</text:span></text:p>
      <text:p text:style-name="P3"/>
      <text:p text:style-name="P6"><text:span text:style-name="T3">Deux Bergeres Heroïques.</text:span></text:p>
      <text:p text:style-name="P6"><text:span text:style-name="T3">Mad</text:span><text:span text:style-name="T4">lle</text:span><text:span text:style-name="T3"> La Barre. Mad</text:span><text:span text:style-name="T4">lle</text:span><text:span text:style-name="T3"> Hilaire. </text:span></text:p>
      <text:p text:style-name="P3"/>
      <text:p text:style-name="P6"><text:span text:style-name="T3">Deux Bergers Heroïques.</text:span></text:p>
      <text:p text:style-name="P6"><text:span text:style-name="T3">Messieurs Don, &amp; Estyual. </text:span></text:p>
      <text:p text:style-name="P3"/>
      <text:p text:style-name="P6"><text:span text:style-name="T3">Seize Faunes</text:span></text:p>
      <text:p text:style-name="P6"><text:span text:style-name="T3">FLVTTES.</text:span></text:p>
      <text:p text:style-name="P6"><text:span text:style-name="T3">Les Sieurs Piesche, Descousteaux, Destouche, Martin Hottere, Louis Hottere, Iean Hottere, Nicolas Hottere, ou le Roy, &amp; Paisible. </text:span></text:p>
      <text:p text:style-name="P6"><text:span text:style-name="T3">Petits Violons.</text:span></text:p>
      <text:p text:style-name="P6"><text:span text:style-name="T3">Les Sieurs Marchand, La Caisse, Besson, Magny, Charlot, Alais, Huguenet, &amp; La Fontaine. </text:span></text:p>
      <text:p text:style-name="P3"><text:soft-page-break/></text:p>
      <text:p text:style-name="P6"><text:span text:style-name="T3">Quatre Bergers, &amp; quatre Bergeres. </text:span></text:p>
      <text:p text:style-name="P6"><text:span text:style-name="T3">Bergers. Les Sieurs Chicanneau, Du Pron, Noblet, &amp; La Pierre. </text:span></text:p>
      <text:p text:style-name="P6"><text:span text:style-name="T3">Bergeres. Les Sieurs Baltasar, Magny, Arnald, &amp; Bonard. </text:span></text:p>
      <text:p text:style-name="P6"><text:span text:style-name="T3">FIN DE LA SECONDE IOVRNÉE.</text:span></text:p>
      <text:p text:style-name="P3"/>
      <text:p text:style-name="P6"><text:span text:style-name="T3">1</text:span></text:p>
      <text:p text:style-name="P6"><text:span text:style-name="T3">BALLET DV PALAIS D’ALCINE.</text:span></text:p>
      <text:p text:style-name="P6"><text:span text:style-name="T3">TROISIESME IOVRNÉE.</text:span></text:p>
      <text:p text:style-name="P3"/>
      <text:p text:style-name="P6"><text:span text:style-name="T3">AVANT-PROPOS.</text:span></text:p>
      <text:p text:style-name="P6"><text:span text:style-name="T3">LE Ciel ayant resolu de donner la liberté à tant de braues Guerriers retenus dans l’Isle Enchantée d’Alcine, par la fin de ses charmes &amp; la ruïne de son Palais, cette belle Magicienne est troublée par des prodiges &amp; des </text:span></text:p>
      <text:p text:style-name="P3"/>
      <text:p text:style-name="P6"><text:span text:style-name="T3">2</text:span></text:p>
      <text:p text:style-name="P6"><text:span text:style-name="T3">songes, qui luy presagent son malheur prochain : En cette inquietude elle vient aux bords du Lac portée par vn Monstre Marin, accompagnée de deux de ses Nymphes ; &amp; mesle à des plaintes de l’estat ou elle se trouue, les louanges de la Reyne Mere du Roy par des Vers. </text:span></text:p>
      <text:p text:style-name="P3"/>
      <text:p text:style-name="P6"><text:span text:style-name="T3">ALCINE, CELIE, DIRCÉ. </text:span></text:p>
      <text:p text:style-name="P6"><text:span text:style-name="T3">ALCINE.</text:span></text:p>
      <text:p text:style-name="P6"><text:span text:style-name="T3">VOus à qui je fis part de ma felicité,</text:span></text:p>
      <text:p text:style-name="P6"><text:span text:style-name="T3">Pleurez auec que moy dans cette extremité.</text:span></text:p>
      <text:p text:style-name="P3"/>
      <text:p text:style-name="P6"><text:span text:style-name="T3">CELIE.</text:span></text:p>
      <text:p text:style-name="P6"><text:span text:style-name="T3">Quel est donc le sujet des soudaines alarmes</text:span></text:p>
      <text:p text:style-name="P6"><text:span text:style-name="T3">Qui de vos yeux charmans font couler tant de larmes ?</text:span></text:p>
      <text:p text:style-name="P3"/>
      <text:p text:style-name="P6"><text:span text:style-name="T3">ALCINE.</text:span></text:p>
      <text:p text:style-name="P6"><text:span text:style-name="T3">Si je pense en parler, ce n'est qu'en fremissant.</text:span></text:p>
      <text:p text:style-name="P6"><text:span text:style-name="T3">Dans les sombres horreurs d'vn songe menassant,</text:span></text:p>
      <text:p text:style-name="P6"><text:span text:style-name="T3">Vn spectre m'auertit, d'vne voix esperduë,</text:span></text:p>
      <text:p text:style-name="P6"><text:span text:style-name="T3">Que pour moy des Enfers la force est suspenduë ;</text:span></text:p>
      <text:p text:style-name="P6"><text:soft-page-break/><text:span text:style-name="T3">Qu'vn celeste pouuoir arreste leur secours,</text:span></text:p>
      <text:p text:style-name="P6"><text:span text:style-name="T3">Et que ce jour sera le dernier de mes jours.</text:span></text:p>
      <text:p text:style-name="P3"/>
      <text:p text:style-name="P6"><text:span text:style-name="T3">3</text:span></text:p>
      <text:p text:style-name="P6"><text:span text:style-name="T3">Ce que versa de triste au poinct de ma naissance</text:span></text:p>
      <text:p text:style-name="P6"><text:span text:style-name="T3">Des Astres ennemis, la maligne influence,</text:span></text:p>
      <text:p text:style-name="P6"><text:span text:style-name="T3">Et tout ce que mon art m'a predit de malheurs,</text:span></text:p>
      <text:p text:style-name="P6"><text:span text:style-name="T3">En ce songe fut peint de si viues couleurs,</text:span></text:p>
      <text:p text:style-name="P6"><text:span text:style-name="T3">Qu'à mes yeux éueillez sans cesse il represente</text:span></text:p>
      <text:p text:style-name="P6"><text:span text:style-name="T3">Le pouuoir de Melisse, &amp; l'heur de Bradamante.</text:span></text:p>
      <text:p text:style-name="P6"><text:span text:style-name="T3">I’avois preueu ces maux, mais les charmans plaisirs,</text:span></text:p>
      <text:p text:style-name="P6"><text:span text:style-name="T3">Qui sembloient en ces lieux preuenir nos desirs ;</text:span></text:p>
      <text:p text:style-name="P6"><text:span text:style-name="T3">Nos superbes palais, nos jardins, nos campagnes,</text:span></text:p>
      <text:p text:style-name="P6"><text:span text:style-name="T3">L’agreable entretien de nos cheres compagnes :</text:span></text:p>
      <text:p text:style-name="P6"><text:span text:style-name="T3">Nos jeux et nos chansons, les concerts des oyseaux,</text:span></text:p>
      <text:p text:style-name="P6"><text:span text:style-name="T3">Le parfun des Zephirs, le murmure des eaux,</text:span></text:p>
      <text:p text:style-name="P6"><text:span text:style-name="T3">De nos tendres amours les douces auantures,</text:span></text:p>
      <text:p text:style-name="P6"><text:span text:style-name="T3">M'auoient fait oublier ces funestes augures,</text:span></text:p>
      <text:p text:style-name="P6"><text:span text:style-name="T3">Quand le songe cruel dont je me sens troubler,</text:span></text:p>
      <text:p text:style-name="P6"><text:span text:style-name="T3">Auec tant de fureur les vint renouueller.</text:span></text:p>
      <text:p text:style-name="P6"><text:span text:style-name="T3">Chaque instant je croy voir mes forces terrassées,</text:span></text:p>
      <text:p text:style-name="P6"><text:span text:style-name="T3">Mes gardes esgorgez, &amp; mes prisons forcées ;</text:span></text:p>
      <text:p text:style-name="P6"><text:span text:style-name="T3">Ie croy voir mille amans, par mon art tranformez,</text:span></text:p>
      <text:p text:style-name="P6"><text:span text:style-name="T3">D'vne égale fureur à ma perte animez ;</text:span></text:p>
      <text:p text:style-name="P6"><text:span text:style-name="T3">Quitter en mesme temps leurs troncs &amp; leurs feuïllages,</text:span></text:p>
      <text:p text:style-name="P6"><text:span text:style-name="T3">Dans le juste dessein de vanger leurs outrages,</text:span></text:p>
      <text:p text:style-name="P6"><text:span text:style-name="T3">Et je croy voir, enfin, mon aymable Roger</text:span></text:p>
      <text:p text:style-name="P6"><text:span text:style-name="T3">De mes fers méprisez, prest à se desgager.</text:span></text:p>
      <text:p text:style-name="P3"/>
      <text:p text:style-name="P6"><text:span text:style-name="T3">4</text:span></text:p>
      <text:p text:style-name="P6"><text:span text:style-name="T3">CELIE.</text:span></text:p>
      <text:p text:style-name="P6"><text:span text:style-name="T3">La crainte en vostre esprit s'est acquis trop d'empire,</text:span></text:p>
      <text:p text:style-name="P6"><text:span text:style-name="T3">Vous regnez seule icy, pour vous seule on soûpire;</text:span></text:p>
      <text:p text:style-name="P6"><text:span text:style-name="T3">Rien n'interrompt le cours de vos contentemens,</text:span></text:p>
      <text:p text:style-name="P6"><text:soft-page-break/><text:span text:style-name="T3">Que les accens plaintifs de vos tristes amans:</text:span></text:p>
      <text:p text:style-name="P6"><text:span text:style-name="T3">Logistile, &amp; ses gens chassez de nos campagnes</text:span></text:p>
      <text:p text:style-name="P6"><text:span text:style-name="T3">Tremblent encor de peur, cachez dans leurs montagnes;</text:span></text:p>
      <text:p text:style-name="P6"><text:span text:style-name="T3">Et le nom de Melisse, en ces lieux inconnu,</text:span></text:p>
      <text:p text:style-name="P6"><text:span text:style-name="T3">Par vos augures seuls jusqu'à nous est venu.</text:span></text:p>
      <text:p text:style-name="P3"/>
      <text:p text:style-name="P6"><text:span text:style-name="T3">DIRCÉ.</text:span></text:p>
      <text:p text:style-name="P6"><text:span text:style-name="T3">Ah ! ne nous flatons point, ce fantosme effroyable</text:span></text:p>
      <text:p text:style-name="P6"><text:span text:style-name="T3">M’a tenu cette nuit vn discours tout semblable.</text:span></text:p>
      <text:p text:style-name="P3"/>
      <text:p text:style-name="P6"><text:span text:style-name="T3">ALCINE.</text:span></text:p>
      <text:p text:style-name="P6"><text:span text:style-name="T3">Helas ! de nos malheurs qui peut encor douter.</text:span></text:p>
      <text:p text:style-name="P3"/>
      <text:p text:style-name="P6"><text:span text:style-name="T3">CELIE.</text:span></text:p>
      <text:p text:style-name="P6"><text:span text:style-name="T3">I'y vois vn grand remede, &amp; facile à tenter ;</text:span></text:p>
      <text:p text:style-name="P6"><text:span text:style-name="T3">Vne Reyne paroist, dont le secours propice</text:span></text:p>
      <text:p text:style-name="P6"><text:span text:style-name="T3">Nous sçaura guarentir des efforts de Melisse :</text:span></text:p>
      <text:p text:style-name="P6"><text:span text:style-name="T3">Par tout de cette Reyne on vante la bonté.</text:span></text:p>
      <text:p text:style-name="P6"><text:span text:style-name="T3">Et l'on dit que son coeur, de qui la fermeté,</text:span></text:p>
      <text:p text:style-name="P6"><text:span text:style-name="T3">Des flots les plus mutins méprisa l’insolence,</text:span></text:p>
      <text:p text:style-name="P6"><text:span text:style-name="T3">Contre les voeux des siens est toûjours sans defense.</text:span></text:p>
      <text:p text:style-name="P3"/>
      <text:p text:style-name="P6"><text:span text:style-name="T3">ALCINE.</text:span></text:p>
      <text:p text:style-name="P6"><text:span text:style-name="T3">Il est vray je la vois, en ce pressant danger</text:span></text:p>
      <text:p text:style-name="P3"/>
      <text:p text:style-name="P6"><text:span text:style-name="T3">5</text:span></text:p>
      <text:p text:style-name="P6"><text:span text:style-name="T3">A nous donner secours taschons de l’engager ;</text:span></text:p>
      <text:p text:style-name="P6"><text:span text:style-name="T3">Disons-luy qu'en tous lieux la voix publique estale</text:span></text:p>
      <text:p text:style-name="P6"><text:span text:style-name="T3">Les charmantes beautez de son ame Royale ;</text:span></text:p>
      <text:p text:style-name="P6"><text:span text:style-name="T3">Disons que sa vertu, plus haute que son rang</text:span></text:p>
      <text:p text:style-name="P6"><text:span text:style-name="T3">Sçait releuer l'esclat de son auguste sang,</text:span></text:p>
      <text:p text:style-name="P6"><text:span text:style-name="T3">Et que de nostre sexe elle a porté la gloire</text:span></text:p>
      <text:p text:style-name="P6"><text:span text:style-name="T3">Si loin, que l’auenir aura peine à le croire;</text:span></text:p>
      <text:p text:style-name="P6"><text:span text:style-name="T3">Que du bon-heur public son grand coeur amoureux</text:span></text:p>
      <text:p text:style-name="P6"><text:soft-page-break/><text:span text:style-name="T3">Fit toûjours des perils vn mépris genereux;</text:span></text:p>
      <text:p text:style-name="P6"><text:span text:style-name="T3">Que de ses propres maux, son ame à peine atteinte,</text:span></text:p>
      <text:p text:style-name="P6"><text:span text:style-name="T3">Pour les maux de l'Estat garda toute sa crainte ;</text:span></text:p>
      <text:p text:style-name="P6"><text:span text:style-name="T3">Disons que ses bien-faits versez à pleines mains</text:span></text:p>
      <text:p text:style-name="P6"><text:span text:style-name="T3">Luy gagnent le respect &amp; l'amour des humains,</text:span></text:p>
      <text:p text:style-name="P6"><text:span text:style-name="T3">Et qu'au moindre danger dont elle est menacée</text:span></text:p>
      <text:p text:style-name="P6"><text:span text:style-name="T3">Toute la terre en deüil se montre interessée :</text:span></text:p>
      <text:p text:style-name="P6"><text:span text:style-name="T3">Disons qu'au plus haut poinct de l'absolu pouuoir,</text:span></text:p>
      <text:p text:style-name="P6"><text:span text:style-name="T3">Sans faste et sans orgueil sa grãdeur s'est fait voir;</text:span></text:p>
      <text:p text:style-name="P6"><text:span text:style-name="T3">Qu'aux temps les plus fascheux, sa sagesse constãte,</text:span></text:p>
      <text:p text:style-name="P6"><text:span text:style-name="T3">Sans crainte a soustenu l'autorité penchante;</text:span></text:p>
      <text:p text:style-name="P6"><text:span text:style-name="T3">Et dans le calme heureux, par ses trauaux acquis,</text:span></text:p>
      <text:p text:style-name="P6"><text:span text:style-name="T3">Sans regret la remit dans les mains de son Fils.</text:span></text:p>
      <text:p text:style-name="P6"><text:span text:style-name="T3">Disons par quels respects, par quelle complaisance,</text:span></text:p>
      <text:p text:style-name="P6"><text:span text:style-name="T3">De ce Fils glorieux, l'amour la recompense;</text:span></text:p>
      <text:p text:style-name="P6"><text:span text:style-name="T3">Vantons les longs trauaux, vantons les justes loix</text:span></text:p>
      <text:p text:style-name="P6"><text:span text:style-name="T3">De ce Fils reconnu pour le plus grand des Rois;</text:span></text:p>
      <text:p text:style-name="P6"><text:span text:style-name="T3">Et comment cette Mere heureusement seconde</text:span></text:p>
      <text:p text:style-name="P3"/>
      <text:p text:style-name="P6"><text:span text:style-name="T3">6</text:span></text:p>
      <text:p text:style-name="P6"><text:span text:style-name="T3">Ne donnant que deux fois a donné tant au monde.</text:span></text:p>
      <text:p text:style-name="P6"><text:span text:style-name="T3">Enfin, faisons parler nos soûpirs &amp; nos pleurs</text:span></text:p>
      <text:p text:style-name="P6"><text:span text:style-name="T3">Pour la rendre sensible à nos viues douleurs,</text:span></text:p>
      <text:p text:style-name="P6"><text:span text:style-name="T3">Et nous pourrons trouuer au fort de nostre peine</text:span></text:p>
      <text:p text:style-name="P6"><text:span text:style-name="T3">Vn refuge paisible aux pieds de cette Reyne.</text:span></text:p>
      <text:p text:style-name="P3"/>
      <text:p text:style-name="P6"><text:span text:style-name="T3">DIRCÉ.</text:span></text:p>
      <text:p text:style-name="P6"><text:span text:style-name="T3">Ie sçais bien que son coeur noblement genereux,</text:span></text:p>
      <text:p text:style-name="P6"><text:span text:style-name="T3">Ecoute auec plaisir la voix des mal-heureux :</text:span></text:p>
      <text:p text:style-name="P6"><text:span text:style-name="T3">Mais on ne voit jamais éclater sa puissance</text:span></text:p>
      <text:p text:style-name="P6"><text:span text:style-name="T3">Qu’à repousser le tort qu'on fait à l'innocence ;</text:span></text:p>
      <text:p text:style-name="P6"><text:span text:style-name="T3">Ie sçais qu'elle peut tout, mais je n'ose penser,</text:span></text:p>
      <text:p text:style-name="P6"><text:span text:style-name="T3">Que jusqu'à nous deffendre on la vit s'abaisser,</text:span></text:p>
      <text:p text:style-name="P6"><text:span text:style-name="T3">De nos douces erreurs elle peut estre instruite,</text:span></text:p>
      <text:p text:style-name="P6"><text:soft-page-break/><text:span text:style-name="T3">Et rien n'est plus contraire à sa rare conduite ;</text:span></text:p>
      <text:p text:style-name="P6"><text:span text:style-name="T3">Son Zele si connu pour le culte des Dieux</text:span></text:p>
      <text:p text:style-name="P6"><text:span text:style-name="T3">Doit rendre à sa vertu nos respects odieux,</text:span></text:p>
      <text:p text:style-name="P6"><text:span text:style-name="T3">Et loin qu'à son abord mon effroy diminuë,</text:span></text:p>
      <text:p text:style-name="P6"><text:span text:style-name="T3">Malgré-moy je le sens qui redouble à sa veuë.</text:span></text:p>
      <text:p text:style-name="P3"/>
      <text:p text:style-name="P6"><text:span text:style-name="T3">ALCINE.</text:span></text:p>
      <text:p text:style-name="P6"><text:span text:style-name="T3">Ah ! ma propre frayeur suffit pour m'affliger !</text:span></text:p>
      <text:p text:style-name="P6"><text:span text:style-name="T3">Loin d'aigrir mon ennuy, cherche à le soulager,</text:span></text:p>
      <text:p text:style-name="P6"><text:span text:style-name="T3">Et tasche de fournir, à mon ame oppressée</text:span></text:p>
      <text:p text:style-name="P6"><text:span text:style-name="T3">Dequoy parer aux maux dont elle est menacée.</text:span></text:p>
      <text:p text:style-name="P6"><text:span text:style-name="T3">Redoublons cependant les Gardes du Palais,</text:span></text:p>
      <text:p text:style-name="P6"><text:span text:style-name="T3">Et s'il n'est point pour nous d'azile desormais ;</text:span></text:p>
      <text:p text:style-name="P3"/>
      <text:p text:style-name="P6"><text:span text:style-name="T3">7</text:span></text:p>
      <text:p text:style-name="P6"><text:span text:style-name="T3">Dans nostre desespoir cherchons nostre deffense,</text:span></text:p>
      <text:p text:style-name="P6"><text:span text:style-name="T3">Et ne nous rendons pas au moins sans resistance.</text:span></text:p>
      <text:p text:style-name="P3"/>
      <text:p text:style-name="P6"><text:span text:style-name="T3">Alcine. Mad</text:span><text:span text:style-name="T4">lle</text:span><text:span text:style-name="T3"> du Parc.</text:span></text:p>
      <text:p text:style-name="P6"><text:span text:style-name="T3">Celie. Mad</text:span><text:span text:style-name="T4">lle</text:span><text:span text:style-name="T3"> de Brie.</text:span></text:p>
      <text:p text:style-name="P6"><text:span text:style-name="T3">Dircé. Mad</text:span><text:span text:style-name="T4">lle</text:span><text:span text:style-name="T3"> Moliere.</text:span></text:p>
      <text:p text:style-name="P3"/>
      <text:p text:style-name="P6"><text:span text:style-name="T3">VN Chœur de plusieurs instrumans se fait entendre de toutes parts, sur deux Isles situées aux deux costez du Palais d’Alcine il paroist vn grand nombre de Musiciens qui font vne charmante Harmonie ; pendant que le Frontispice du Palais venant à s’ouurir, il en sort quatre Geants d’vne hauteur prodigieuse, commis à la garde d’vn lieu si considerable par sa situation, &amp; par sa force.</text:span></text:p>
      <text:p text:style-name="P3"/>
      <text:p text:style-name="P6"><text:span text:style-name="T3">PREMIERE ENTRÉE. </text:span></text:p>
      <text:p text:style-name="P6"><text:span text:style-name="T3">Quatre Geants, et quatre Nains.</text:span></text:p>
      <text:p text:style-name="P6"><text:span text:style-name="T3">Geants. Les Sieurs Mançeau, Vagnard, Pesan, &amp; Ioubert.</text:span></text:p>
      <text:p text:style-name="P6"><text:span text:style-name="T3">Nains. Les deux petits Des-Airs, Le petit Vagnard, &amp; Le petit Tutin. </text:span></text:p>
      <text:p text:style-name="P3"/>
      <text:p text:style-name="P6"><text:span text:style-name="T3">8</text:span></text:p>
      <text:p text:style-name="P6"><text:soft-page-break/><text:span text:style-name="T3">II. ENTRÉE.</text:span></text:p>
      <text:p text:style-name="P6"><text:span text:style-name="T3">HVit Maures chargez par Alcine de la garde du dedans, en font vne exacte visite, auec chacun deux flambeaux.</text:span></text:p>
      <text:p text:style-name="P3"/>
      <text:p text:style-name="P6"><text:span text:style-name="T3">Maures. Messieurs d'Heureux, Beauchamp, Molier, La Marre, Les Sieurs Le Chantre, De Gan, Du Pron, &amp; Mercier.</text:span></text:p>
      <text:p text:style-name="P3"/>
      <text:p text:style-name="P6"><text:span text:style-name="T3">III. ENTRÉE.</text:span></text:p>
      <text:p text:style-name="P6"><text:span text:style-name="T3">CEpendant vn despit amoureux oblige six des Cheualiers qu'Alcine retenoit aupres d'elle, à tenter la sortie de ce Palais ; mais la fortune ne secondant pas les efforts qu'ils font dans leur desespoir, ils sont vaincus, apres vn grand combat, par autant de Monstres qui les attaquent.</text:span></text:p>
      <text:p text:style-name="P3"/>
      <text:p text:style-name="P6"><text:span text:style-name="T3">Six Cheualiers, &amp; six Monstres.</text:span></text:p>
      <text:p text:style-name="P6"><text:span text:style-name="T3">Cheualiers. Messieurs de Souuille, Raynal, Des-Airs l'aisné, Des-Airs le second, De Lorge, &amp; Balthasard.</text:span></text:p>
      <text:p text:style-name="P6"><text:span text:style-name="T3">Monstres. Les Sieurs Chicanneau, Noblet, Arnald, Desbrosses, Desonets, &amp; La Pierre.</text:span></text:p>
      <text:p text:style-name="P3"/>
      <text:p text:style-name="P6"><text:span text:style-name="T3">9</text:span></text:p>
      <text:p text:style-name="P6"><text:span text:style-name="T3">IV. ENTRÉE.</text:span></text:p>
      <text:p text:style-name="P6"><text:span text:style-name="T3">ALcine allarmée de cét accident, inuoque de nouueau tous ses Esprits, &amp; leur demande secours : Il s'en presente deux à elle, qui font des sauts auec vne force, &amp; vne agilité merueilleuses.</text:span></text:p>
      <text:p text:style-name="P6"><text:span text:style-name="T3">Demons agilles. </text:span></text:p>
      <text:p text:style-name="P6"><text:span text:style-name="T3">Les Sieurs S. André, &amp; Magny.</text:span></text:p>
      <text:p text:style-name="P3"/>
      <text:p text:style-name="P6"><text:span text:style-name="T3">V. ENTRÉE.</text:span></text:p>
      <text:p text:style-name="P6"><text:span text:style-name="T3">D'Autres Demons viennent encore, &amp; semblent asseurer la Magicienne qu'ils n'oublieront rien pour son repos.</text:span></text:p>
      <text:p text:style-name="P6"><text:span text:style-name="T3">Autres Demons Sauteurs.</text:span></text:p>
      <text:p text:style-name="P6"><text:span text:style-name="T3">Les Sieurs Tutin, La Brodiere, Pesan, &amp; Bureau.</text:span></text:p>
      <text:p text:style-name="P3"/>
      <text:p text:style-name="P6"><text:span text:style-name="T3">10</text:span></text:p>
      <text:p text:style-name="P6"><text:span text:style-name="T3">MAis à peine commence-t’elle à se rasseurer, qu'elle voit paroistre aupres de Roger, &amp; de quelques Cheualiers de sa suitte, la sage Melisse, sous la forme d'Atlas; elle court aussi-tost </text:span><text:soft-page-break/><text:span text:style-name="T3">pour empescher l’effet de son intention; mais elle arriue trop tard : Melisse a déja mis au doigt de ce braue Cheualier la fameuse bague qui destruit les enchantemens ; lors vn coup de Tonnerre, suiui de plusieurs esclairs, marque la destruction du Palais, qui est aussi-tost reduit en cendres par vn Feu d'artifice, qui met fin à cette auanture, &amp; aux diuertissemens de l'Isle Enchantée.</text:span></text:p>
      <text:p text:style-name="P6"><text:span text:style-name="T3">Alcine. Mad</text:span><text:span text:style-name="T4">lle</text:span><text:span text:style-name="T3"> du Parc.</text:span></text:p>
      <text:p text:style-name="P6"><text:span text:style-name="T3">Melisse. De Lotge.</text:span></text:p>
      <text:p text:style-name="P6"><text:span text:style-name="T3">Roger. M. Beauchamp.</text:span></text:p>
      <text:p text:style-name="P6"><text:span text:style-name="T3">Cheualiers. Messieurs d'Heureux, Raynal, Du Pron, &amp; Desbrosses.</text:span></text:p>
      <text:p text:style-name="P6"><text:span text:style-name="T3">Escuyers. Messieurs La Marre, Le Chantre, De Gan, &amp; Mercier.</text:span></text:p>
      <text:p text:style-name="P6"><text:span text:style-name="T3">FIN.</text:span></text:p>
      <text:p text:style-name="P3"/>
      <text:p text:style-name="P6"><text:span text:style-name="T3">1</text:span></text:p>
      <text:p text:style-name="P6"><text:span text:style-name="T3">LISTE DU DIVERTISSEMENT DE VERSAILLES, ET LES NOMS DE CEVX qui y sont employez.</text:span></text:p>
      <text:p text:style-name="P3"/>
      <text:p text:style-name="P6"><text:span text:style-name="T3">PREMIERE IOVNÉE.</text:span></text:p>
      <text:p text:style-name="P6"><text:span text:style-name="T3">Ce qui paroist de jour :</text:span></text:p>
      <text:p text:style-name="P6"><text:span text:style-name="T3">VN HERAVT D’ARMES.</text:span></text:p>
      <text:p text:style-name="P6"><text:span text:style-name="T3">Mr Des-Bardins.</text:span></text:p>
      <text:p text:style-name="P3"/>
      <text:p text:style-name="P6"><text:span text:style-name="T3">Artagnan Page du Roy, accompagné de Gonualin Page de Monsieur le Duc de S. Aignan, &amp; de Ceton Page de Monsieur le Duc de Noailles.</text:span></text:p>
      <text:p text:style-name="P3"/>
      <text:p text:style-name="P6"><text:span text:style-name="T3">2</text:span></text:p>
      <text:p text:style-name="P6"><text:span text:style-name="T3">Quatre Trompettes, et deux Tymballiers.</text:span></text:p>
      <text:p text:style-name="P6"><text:span text:style-name="T3">Trompettes.</text:span></text:p>
      <text:p text:style-name="P6"><text:span text:style-name="T3">Beaulieu.</text:span></text:p>
      <text:p text:style-name="P6"><text:span text:style-name="T3">La Marche. </text:span></text:p>
      <text:p text:style-name="P6"><text:span text:style-name="T3">Orleans.</text:span></text:p>
      <text:p text:style-name="P6"><text:span text:style-name="T3">La Fleur. </text:span></text:p>
      <text:p text:style-name="P3"/>
      <text:p text:style-name="P6"><text:span text:style-name="T3">Tymballiers.</text:span></text:p>
      <text:p text:style-name="P6"><text:span text:style-name="T3">Louis Desore.</text:span></text:p>
      <text:p text:style-name="P6"><text:soft-page-break/><text:span text:style-name="T3">Saint-Iean. </text:span></text:p>
      <text:p text:style-name="P3"/>
      <text:p text:style-name="P6"><text:span text:style-name="T3">Vn Mareschal de Camp.</text:span></text:p>
      <text:p text:style-name="P6"><text:span text:style-name="T3">Monsieur le Duc de S. Aignan. Guidon le Sauuage. </text:span></text:p>
      <text:p text:style-name="P6"><text:span text:style-name="T3">Couleur blanc, &amp; or, les galands incarnat &amp; noir. </text:span></text:p>
      <text:p text:style-name="P3"/>
      <text:p text:style-name="P6"><text:span text:style-name="T3">Huit Trompettes, et deux Tymballiers.</text:span></text:p>
      <text:p text:style-name="P6"><text:span text:style-name="T3">Trompettes.</text:span></text:p>
      <text:p text:style-name="P6"><text:span text:style-name="T3">Rhodes.</text:span></text:p>
      <text:p text:style-name="P6"><text:span text:style-name="T3">La Chapelle.</text:span></text:p>
      <text:p text:style-name="P6"><text:span text:style-name="T3">Du Pré. </text:span></text:p>
      <text:p text:style-name="P6"><text:span text:style-name="T3">La Salle. </text:span></text:p>
      <text:p text:style-name="P6"><text:span text:style-name="T3">Leger.</text:span></text:p>
      <text:p text:style-name="P6"><text:span text:style-name="T3">La Plaine.</text:span></text:p>
      <text:p text:style-name="P6"><text:span text:style-name="T3">Champagne.</text:span></text:p>
      <text:p text:style-name="P6"><text:span text:style-name="T3">Beaulis.</text:span></text:p>
      <text:p text:style-name="P3"/>
      <text:p text:style-name="P6"><text:span text:style-name="T3">Tymballiers.</text:span></text:p>
      <text:p text:style-name="P6"><text:span text:style-name="T3">Beaupré.</text:span></text:p>
      <text:p text:style-name="P6"><text:span text:style-name="T3">Iolicoeur.</text:span></text:p>
      <text:p text:style-name="P3"/>
      <text:p text:style-name="P6"><text:span text:style-name="T3">LE ROY, Representant Roger.</text:span></text:p>
      <text:p text:style-name="P6"><text:span text:style-name="T3">Chef de la Quadrille, couleur de feu, or &amp; argent. </text:span></text:p>
      <text:p text:style-name="P3"/>
      <text:p text:style-name="P6"><text:span text:style-name="T3">Vn Iuge des Courses.</text:span></text:p>
      <text:p text:style-name="P6"><text:span text:style-name="T3">Monsieur le Duc de Noailles. Oger le Danois.</text:span></text:p>
      <text:p text:style-name="P6"><text:bookmark text:name="_heading=h.gjdgxs"/><text:span text:style-name="T3">Couleur de feu, noir &amp; argent. </text:span></text:p>
      <text:p text:style-name="P3"/>
      <text:p text:style-name="P6"><text:span text:style-name="T3">3</text:span></text:p>
      <text:p text:style-name="P6"><text:span text:style-name="T3">Cheualiers, &amp; leurs couleurs.</text:span></text:p>
      <text:p text:style-name="P6"><text:span text:style-name="T3">Monsieur le Duc. Roland.</text:span></text:p>
      <text:p text:style-name="P6"><text:span text:style-name="T3">Couleur de feu blanc &amp; argent.</text:span></text:p>
      <text:p text:style-name="P3"/>
      <text:p text:style-name="P6"><text:span text:style-name="T3">Monsieur le Duc de Guise. Aquilant le noir.</text:span></text:p>
      <text:p text:style-name="P6"><text:soft-page-break/><text:span text:style-name="T3">Couleur noir &amp; or.</text:span></text:p>
      <text:p text:style-name="P3"/>
      <text:p text:style-name="P6"><text:span text:style-name="T3">Monsieur le Comte d’Armagnac. Griffon le blanc.</text:span></text:p>
      <text:p text:style-name="P6"><text:span text:style-name="T3">Couleur argent &amp; blanc.</text:span></text:p>
      <text:p text:style-name="P3"/>
      <text:p text:style-name="P6"><text:span text:style-name="T3">Monsieur le Duc de Foix. Renaut.</text:span></text:p>
      <text:p text:style-name="P6"><text:span text:style-name="T3">Couleur incarnat, or &amp; argent. </text:span></text:p>
      <text:p text:style-name="P3"/>
      <text:p text:style-name="P6"><text:span text:style-name="T3">Monsieur le Duc de Coaslin. Dudon.</text:span></text:p>
      <text:p text:style-name="P6"><text:span text:style-name="T3">Couleur vert, blanc, &amp; argent. </text:span></text:p>
      <text:p text:style-name="P3"/>
      <text:p text:style-name="P6"><text:span text:style-name="T3">Monsieur le Comte du Lude. Astolphe.</text:span></text:p>
      <text:p text:style-name="P6"><text:span text:style-name="T3">Couleur incarnat, blanc, &amp; argent.</text:span></text:p>
      <text:p text:style-name="P3"/>
      <text:p text:style-name="P6"><text:span text:style-name="T3">Monsieur le Marquis de Soyecourt. Oliuier.</text:span></text:p>
      <text:p text:style-name="P6"><text:span text:style-name="T3">Couleur bleu, blanc, &amp; argent.</text:span></text:p>
      <text:p text:style-name="P3"/>
      <text:p text:style-name="P6"><text:span text:style-name="T3">Monsieur le Marquis de Villequiert. Richardet.</text:span></text:p>
      <text:p text:style-name="P6"><text:span text:style-name="T3">Couleur bleu, or &amp; argent. </text:span></text:p>
      <text:p text:style-name="P3"/>
      <text:p text:style-name="P6"><text:span text:style-name="T3">4</text:span></text:p>
      <text:p text:style-name="P6"><text:span text:style-name="T3">Monsieur le Marquis d’Humieres. Ariodant.</text:span></text:p>
      <text:p text:style-name="P6"><text:span text:style-name="T3">Couleur de chair, blanc, &amp; argent.</text:span></text:p>
      <text:p text:style-name="P3"/>
      <text:p text:style-name="P6"><text:span text:style-name="T3">Monsieur le Marquis de la Valliere. Zerbin.</text:span></text:p>
      <text:p text:style-name="P6"><text:span text:style-name="T3">Couleur gris de Lin, blanc &amp; argent.</text:span></text:p>
      <text:p text:style-name="P3"/>
      <text:p text:style-name="P6"><text:span text:style-name="T3">APOLLON, sur vn Char. La Grange. </text:span></text:p>
      <text:p text:style-name="P6"><text:span text:style-name="T3">LE TEMPS, menant le Char d’Apollon. Millet. </text:span></text:p>
      <text:p text:style-name="P3"/>
      <text:p text:style-name="P6"><text:span text:style-name="T3">Les quatre Siecles.</text:span></text:p>
      <text:p text:style-name="P6"><text:span text:style-name="T3">Siecle d’Airain. Mad</text:span><text:span text:style-name="T4">lle </text:span><text:span text:style-name="T3">de Brie.</text:span></text:p>
      <text:p text:style-name="P6"><text:span text:style-name="T3">Siecle d’Or. Mad</text:span><text:span text:style-name="T4">lle</text:span><text:span text:style-name="T3"> de Moliere. </text:span></text:p>
      <text:p text:style-name="P6"><text:span text:style-name="T3">Siecle d’Argent. Hubert. </text:span></text:p>
      <text:p text:style-name="P6"><text:soft-page-break/><text:span text:style-name="T3">Siecle de Fer. Du Croisy. </text:span></text:p>
      <text:p text:style-name="P3"/>
      <text:p text:style-name="P6"><text:span text:style-name="T3">Les douze Heures. </text:span></text:p>
      <text:p text:style-name="P6"><text:span text:style-name="T3">Souuille. </text:span></text:p>
      <text:p text:style-name="P6"><text:span text:style-name="T3">Paysan. </text:span></text:p>
      <text:p text:style-name="P6"><text:span text:style-name="T3">La Marre. </text:span></text:p>
      <text:p text:style-name="P6"><text:span text:style-name="T3">Pesan. </text:span></text:p>
      <text:p text:style-name="P6"><text:span text:style-name="T3">De Lorge. </text:span></text:p>
      <text:p text:style-name="P6"><text:span text:style-name="T3">De Gan. </text:span></text:p>
      <text:p text:style-name="P6"><text:span text:style-name="T3">Magny.</text:span></text:p>
      <text:p text:style-name="P6"><text:span text:style-name="T3">Mançeau.</text:span></text:p>
      <text:p text:style-name="P6"><text:span text:style-name="T3">Ioubert.</text:span></text:p>
      <text:p text:style-name="P6"><text:span text:style-name="T3">Noblet.</text:span></text:p>
      <text:p text:style-name="P6"><text:span text:style-name="T3">Arnald.</text:span></text:p>
      <text:p text:style-name="P6"><text:span text:style-name="T3">Desonets.</text:span></text:p>
      <text:p text:style-name="P3"/>
      <text:p text:style-name="P6"><text:span text:style-name="T3">5</text:span></text:p>
      <text:p text:style-name="P6"><text:span text:style-name="T3">Les douze Signes du Zodiaque.</text:span></text:p>
      <text:p text:style-name="P6"><text:span text:style-name="T3">Beauchamp. </text:span></text:p>
      <text:p text:style-name="P6"><text:span text:style-name="T3">D’Heureux. </text:span></text:p>
      <text:p text:style-name="P6"><text:span text:style-name="T3">Raynal. </text:span></text:p>
      <text:p text:style-name="P6"><text:span text:style-name="T3">Des-Airs l’aisné. </text:span></text:p>
      <text:p text:style-name="P6"><text:span text:style-name="T3">Chicanneau. </text:span></text:p>
      <text:p text:style-name="P6"><text:span text:style-name="T3">Le Chantre. </text:span></text:p>
      <text:p text:style-name="P6"><text:span text:style-name="T3">Des-Airs le second.</text:span></text:p>
      <text:p text:style-name="P6"><text:span text:style-name="T3">Du Pron.</text:span></text:p>
      <text:p text:style-name="P6"><text:span text:style-name="T3">Mercier.</text:span></text:p>
      <text:p text:style-name="P6"><text:span text:style-name="T3">Balthazard.</text:span></text:p>
      <text:p text:style-name="P6"><text:span text:style-name="T3">S. André.</text:span></text:p>
      <text:p text:style-name="P6"><text:span text:style-name="T3">Des-Brosses.</text:span></text:p>
      <text:p text:style-name="P6"><text:span text:style-name="T3">Vnze Pages vestus de la couleur de leur Maistres, dont ils portent la Lance, &amp; l’Escu de leur Deuise. </text:span></text:p>
      <text:p text:style-name="P6"><text:span text:style-name="T3">Blancas. De Monsieur le Duc.</text:span></text:p>
      <text:p text:style-name="P6"><text:span text:style-name="T3">D’arrac. De Monsieur de Guise.</text:span></text:p>
      <text:p text:style-name="P6"><text:soft-page-break/><text:span text:style-name="T3">De Forgues. De Monsieur d’Armagnac.</text:span></text:p>
      <text:p text:style-name="P6"><text:span text:style-name="T3">Mont-plaisir. De Monsieur le Duc de foix.</text:span></text:p>
      <text:p text:style-name="P6"><text:span text:style-name="T3">Maslou. De Monsieur le Duc de Coaslin.</text:span></text:p>
      <text:p text:style-name="P6"><text:span text:style-name="T3">Combrou. De Monsieur le Comte du Lude. </text:span></text:p>
      <text:p text:style-name="P6"><text:span text:style-name="T3">La Borde. De Monsieur de Marsillac.</text:span></text:p>
      <text:p text:style-name="P6"><text:span text:style-name="T3">Hericour. De Monsieur de Soyecourt.</text:span></text:p>
      <text:p text:style-name="P6"><text:span text:style-name="T3">Mespas. De Monsieur de Villequiert.</text:span></text:p>
      <text:p text:style-name="P6"><text:span text:style-name="T3">Rimberlieu. De Monsieur d’Humieres.</text:span></text:p>
      <text:p text:style-name="P6"><text:span text:style-name="T3">S. André. De Monsieur de la Valliere. </text:span></text:p>
      <text:p text:style-name="P3"/>
      <text:p text:style-name="P6"><text:span text:style-name="T3">6</text:span></text:p>
      <text:p text:style-name="P6"><text:span text:style-name="T3">Vingt Pasteur, Ouuriers portant la Barriere. </text:span></text:p>
      <text:p text:style-name="P6"><text:span text:style-name="T3">Petit. </text:span></text:p>
      <text:p text:style-name="P6"><text:span text:style-name="T3">Trouuain, le Charon. </text:span></text:p>
      <text:p text:style-name="P6"><text:span text:style-name="T3">Blaise. </text:span></text:p>
      <text:p text:style-name="P6"><text:span text:style-name="T3">La Place. </text:span></text:p>
      <text:p text:style-name="P6"><text:span text:style-name="T3">Basin l’aisné. </text:span></text:p>
      <text:p text:style-name="P6"><text:span text:style-name="T3">Basin le cadet. </text:span></text:p>
      <text:p text:style-name="P6"><text:span text:style-name="T3">Iean de Flandres. </text:span></text:p>
      <text:p text:style-name="P6"><text:span text:style-name="T3">Lionnois. </text:span></text:p>
      <text:p text:style-name="P6"><text:span text:style-name="T3">S. Paul. </text:span></text:p>
      <text:p text:style-name="P6"><text:span text:style-name="T3">Paul.</text:span></text:p>
      <text:p text:style-name="P6"><text:span text:style-name="T3">Giraut.</text:span></text:p>
      <text:p text:style-name="P6"><text:span text:style-name="T3">Maheu.</text:span></text:p>
      <text:p text:style-name="P6"><text:span text:style-name="T3">Tartaille.</text:span></text:p>
      <text:p text:style-name="P6"><text:span text:style-name="T3">Rambure.</text:span></text:p>
      <text:p text:style-name="P6"><text:span text:style-name="T3">Dauphin.</text:span></text:p>
      <text:p text:style-name="P6"><text:span text:style-name="T3">Antoine.</text:span></text:p>
      <text:p text:style-name="P6"><text:span text:style-name="T3">Iumel le Menuisier.</text:span></text:p>
      <text:p text:style-name="P6"><text:span text:style-name="T3">Iumel le Sculpteur.</text:span></text:p>
      <text:p text:style-name="P3"/>
      <text:p text:style-name="P6"><text:span text:style-name="T3">Ce qui paroist de Nuict.</text:span></text:p>
      <text:p text:style-name="P6"><text:span text:style-name="T3">LE PRINTEMPS, monté sur vn cheual d’Espagne.</text:span></text:p>
      <text:p text:style-name="P6"><text:span text:style-name="T3">Mad</text:span><text:span text:style-name="T4">lle</text:span><text:span text:style-name="T3"> du Parc. </text:span></text:p>
      <text:p text:style-name="P6"><text:soft-page-break/><text:span text:style-name="T3">Douze de sa suite.</text:span></text:p>
      <text:p text:style-name="P6"><text:span text:style-name="T3">Officiers du gobelet.</text:span></text:p>
      <text:p text:style-name="P6"><text:span text:style-name="T3">L’Azure.</text:span></text:p>
      <text:p text:style-name="P6"><text:span text:style-name="T3">Lienard.</text:span></text:p>
      <text:p text:style-name="P6"><text:span text:style-name="T3">Coyrin.</text:span></text:p>
      <text:p text:style-name="P6"><text:span text:style-name="T3">De Pille.</text:span></text:p>
      <text:p text:style-name="P6"><text:span text:style-name="T3">Iennesson.</text:span></text:p>
      <text:p text:style-name="P6"><text:span text:style-name="T3">Grands Valets de pied.</text:span></text:p>
      <text:p text:style-name="P6"><text:span text:style-name="T3">Hurlot.</text:span></text:p>
      <text:p text:style-name="P6"><text:span text:style-name="T3">Contaut.</text:span></text:p>
      <text:p text:style-name="P6"><text:span text:style-name="T3">Mongin. </text:span></text:p>
      <text:p text:style-name="P6"><text:span text:style-name="T3">7</text:span></text:p>
      <text:p text:style-name="P6"><text:span text:style-name="T3">Petits Valets de pied</text:span></text:p>
      <text:p text:style-name="P6"><text:span text:style-name="T3">Renaudin</text:span></text:p>
      <text:p text:style-name="P6"><text:span text:style-name="T3">Ioannet.</text:span></text:p>
      <text:p text:style-name="P6"><text:span text:style-name="T3">Pierrot.</text:span></text:p>
      <text:p text:style-name="P6"><text:span text:style-name="T3">Le Noble.</text:span></text:p>
      <text:p text:style-name="P3"/>
      <text:p text:style-name="P6"><text:span text:style-name="T3">L’ESTÉ, monté sur vn Elephant.</text:span></text:p>
      <text:p text:style-name="P6"><text:span text:style-name="T3">Du Parc. </text:span></text:p>
      <text:p text:style-name="P6"><text:span text:style-name="T3">Douze de sa suite.</text:span></text:p>
      <text:p text:style-name="P6"><text:span text:style-name="T3">Officiers du gobelet.</text:span></text:p>
      <text:p text:style-name="P6"><text:span text:style-name="T3">Guichon.</text:span></text:p>
      <text:p text:style-name="P6"><text:span text:style-name="T3">Cleiret.</text:span></text:p>
      <text:p text:style-name="P6"><text:span text:style-name="T3">Vendelle.</text:span></text:p>
      <text:p text:style-name="P6"><text:span text:style-name="T3">La Boire.</text:span></text:p>
      <text:p text:style-name="P6"><text:span text:style-name="T3">Roseau.</text:span></text:p>
      <text:p text:style-name="P6"><text:span text:style-name="T3">Grands Valets de pied.</text:span></text:p>
      <text:p text:style-name="P6"><text:span text:style-name="T3">La Rose.</text:span></text:p>
      <text:p text:style-name="P6"><text:span text:style-name="T3">Pernaut.</text:span></text:p>
      <text:p text:style-name="P6"><text:span text:style-name="T3">La Chapelle.</text:span></text:p>
      <text:p text:style-name="P6"><text:span text:style-name="T3">Du Pré.</text:span></text:p>
      <text:p text:style-name="P6"><text:span text:style-name="T3">Petis Valets de pied.</text:span></text:p>
      <text:p text:style-name="P6"><text:span text:style-name="T3">Courtille.</text:span></text:p>
      <text:p text:style-name="P6"><text:soft-page-break/><text:span text:style-name="T3">La Fleu.</text:span></text:p>
      <text:p text:style-name="P6"><text:span text:style-name="T3">Arnauld.</text:span></text:p>
      <text:p text:style-name="P3"/>
      <text:p text:style-name="P6"><text:span text:style-name="T3">L’AVTOMNE, montée sur vn Chameau.</text:span></text:p>
      <text:p text:style-name="P6"><text:span text:style-name="T3">La Thorilliere.</text:span></text:p>
      <text:p text:style-name="P6"><text:span text:style-name="T3">Douze de sa suite.</text:span></text:p>
      <text:p text:style-name="P6"><text:span text:style-name="T3">Officiers du Gobelet.</text:span></text:p>
      <text:p text:style-name="P6"><text:span text:style-name="T3">Fontenelle.</text:span></text:p>
      <text:p text:style-name="P6"><text:span text:style-name="T3">Iemarie.</text:span></text:p>
      <text:p text:style-name="P6"><text:span text:style-name="T3">Amiot.</text:span></text:p>
      <text:p text:style-name="P6"><text:span text:style-name="T3">Mettayer.</text:span></text:p>
      <text:p text:style-name="P6"><text:span text:style-name="T3">Bourru.</text:span></text:p>
      <text:p text:style-name="P3"/>
      <text:p text:style-name="P6"><text:span text:style-name="T3">8</text:span></text:p>
      <text:p text:style-name="P6"><text:span text:style-name="T3">Grands Valets de pied.</text:span></text:p>
      <text:p text:style-name="P6"><text:span text:style-name="T3">Langlois l’aisné.</text:span></text:p>
      <text:p text:style-name="P6"><text:span text:style-name="T3">Langlois le cadet.</text:span></text:p>
      <text:p text:style-name="P6"><text:span text:style-name="T3">Boulanger.</text:span></text:p>
      <text:p text:style-name="P6"><text:span text:style-name="T3">Petits Valets de pied.</text:span></text:p>
      <text:p text:style-name="P6"><text:span text:style-name="T3">La Ieunesse.</text:span></text:p>
      <text:p text:style-name="P6"><text:span text:style-name="T3">Lambelot.</text:span></text:p>
      <text:p text:style-name="P6"><text:span text:style-name="T3">Butin.</text:span></text:p>
      <text:p text:style-name="P6"><text:span text:style-name="T3">Le Lieure. </text:span></text:p>
      <text:p text:style-name="P3"/>
      <text:p text:style-name="P6"><text:span text:style-name="T3">L’HYVER, monté sur vn Ours.</text:span></text:p>
      <text:p text:style-name="P6"><text:span text:style-name="T3">Bejart.</text:span></text:p>
      <text:p text:style-name="P6"><text:span text:style-name="T3">Douze de sa suite.</text:span></text:p>
      <text:p text:style-name="P6"><text:span text:style-name="T3">Officiers du gobelet.</text:span></text:p>
      <text:p text:style-name="P6"><text:span text:style-name="T3">Bigot.</text:span></text:p>
      <text:p text:style-name="P6"><text:span text:style-name="T3">Le Roy.</text:span></text:p>
      <text:p text:style-name="P6"><text:span text:style-name="T3">André. </text:span></text:p>
      <text:p text:style-name="P6"><text:span text:style-name="T3">Laloin.</text:span></text:p>
      <text:p text:style-name="P6"><text:span text:style-name="T3">Breuet.</text:span></text:p>
      <text:p text:style-name="P6"><text:span text:style-name="T3">Grands Valets de pied.</text:span></text:p>
      <text:p text:style-name="P6"><text:soft-page-break/><text:span text:style-name="T3">Palluau.</text:span></text:p>
      <text:p text:style-name="P6"><text:span text:style-name="T3">Verdelet.</text:span></text:p>
      <text:p text:style-name="P6"><text:span text:style-name="T3">Morisque.</text:span></text:p>
      <text:p text:style-name="P6"><text:span text:style-name="T3">Petits Valets de pied.</text:span></text:p>
      <text:p text:style-name="P6"><text:span text:style-name="T3">Montigny.</text:span></text:p>
      <text:p text:style-name="P6"><text:span text:style-name="T3">Le Cocq.</text:span></text:p>
      <text:p text:style-name="P6"><text:span text:style-name="T3">Chasteau neuf. </text:span></text:p>
      <text:p text:style-name="P3"/>
      <text:p text:style-name="P6"><text:span text:style-name="T3">9</text:span></text:p>
      <text:p text:style-name="P6"><text:span text:style-name="T3">Trente-Quatre Concertans des quatre Saison, tant Grands, que Petits Violons.</text:span></text:p>
      <text:p text:style-name="P6"><text:span text:style-name="T3">Grands Violons.</text:span></text:p>
      <text:p text:style-name="P6"><text:span text:style-name="T3">Du Manoir. </text:span></text:p>
      <text:p text:style-name="P6"><text:span text:style-name="T3">Leger. </text:span></text:p>
      <text:p text:style-name="P6"><text:span text:style-name="T3">Fauier, </text:span></text:p>
      <text:p text:style-name="P6"><text:span text:style-name="T3">Mazuel. </text:span></text:p>
      <text:p text:style-name="P6"><text:span text:style-name="T3">Ioubert. </text:span></text:p>
      <text:p text:style-name="P6"><text:span text:style-name="T3">Chaudron. </text:span></text:p>
      <text:p text:style-name="P6"><text:span text:style-name="T3">Du Pin. </text:span></text:p>
      <text:p text:style-name="P6"><text:span text:style-name="T3">Bonard. </text:span></text:p>
      <text:p text:style-name="P6"><text:span text:style-name="T3">Artus. </text:span></text:p>
      <text:p text:style-name="P6"><text:span text:style-name="T3">La Croix. </text:span></text:p>
      <text:p text:style-name="P6"><text:span text:style-name="T3">Balus.</text:span></text:p>
      <text:p text:style-name="P6"><text:span text:style-name="T3">Bruslard dessus.</text:span></text:p>
      <text:p text:style-name="P6"><text:span text:style-name="T3">Buslard basse.</text:span></text:p>
      <text:p text:style-name="P6"><text:span text:style-name="T3">Des matins.</text:span></text:p>
      <text:p text:style-name="P6"><text:span text:style-name="T3">Feugré.</text:span></text:p>
      <text:p text:style-name="P6"><text:span text:style-name="T3">Lesperuier.</text:span></text:p>
      <text:p text:style-name="P6"><text:span text:style-name="T3">Des Noyers.</text:span></text:p>
      <text:p text:style-name="P6"><text:span text:style-name="T3">Varin.</text:span></text:p>
      <text:p text:style-name="P6"><text:span text:style-name="T3">Camille. </text:span></text:p>
      <text:p text:style-name="P6"><text:span text:style-name="T3">Broüard.</text:span></text:p>
      <text:p text:style-name="P3"/>
      <text:p text:style-name="P6"><text:span text:style-name="T3">Petits Violons. </text:span></text:p>
      <text:p text:style-name="P6"><text:span text:style-name="T3">La Pierre. </text:span></text:p>
      <text:p text:style-name="P6"><text:soft-page-break/><text:span text:style-name="T3">Marchand. </text:span></text:p>
      <text:p text:style-name="P6"><text:span text:style-name="T3">La Caisse. </text:span></text:p>
      <text:p text:style-name="P6"><text:span text:style-name="T3">Magny. </text:span></text:p>
      <text:p text:style-name="P6"><text:span text:style-name="T3">Charlot. </text:span></text:p>
      <text:p text:style-name="P6"><text:span text:style-name="T3">Martineau. </text:span></text:p>
      <text:p text:style-name="P6"><text:span text:style-name="T3">Le Roux l’aisné. </text:span></text:p>
      <text:p text:style-name="P6"><text:span text:style-name="T3">Le Roux le cadet.</text:span></text:p>
      <text:p text:style-name="P6"><text:span text:style-name="T3">Broüart, </text:span></text:p>
      <text:p text:style-name="P6"><text:span text:style-name="T3">Bary.</text:span></text:p>
      <text:p text:style-name="P6"><text:span text:style-name="T3">Roullé.</text:span></text:p>
      <text:p text:style-name="P6"><text:span text:style-name="T3">Le Grais.</text:span></text:p>
      <text:p text:style-name="P6"><text:span text:style-name="T3">Heugé.</text:span></text:p>
      <text:p text:style-name="P6"><text:span text:style-name="T3">La Riuiere.</text:span></text:p>
      <text:p text:style-name="P3"/>
      <text:p text:style-name="P6"><text:span text:style-name="T3">Quatorze Concertants de Pan, &amp; de Diane.</text:span></text:p>
      <text:p text:style-name="P6"><text:span text:style-name="T3">Fluttes.</text:span></text:p>
      <text:p text:style-name="P6"><text:span text:style-name="T3">Piesche, </text:span></text:p>
      <text:p text:style-name="P6"><text:span text:style-name="T3">Descousteaux, </text:span></text:p>
      <text:p text:style-name="P6"><text:span text:style-name="T3">Martin Hottere, </text:span></text:p>
      <text:p text:style-name="P6"><text:span text:style-name="T3">Iean Hottere, </text:span></text:p>
      <text:p text:style-name="P6"><text:span text:style-name="T3">Louis Hottere.</text:span></text:p>
      <text:p text:style-name="P6"><text:span text:style-name="T3">Nicolas Hottere, ou le Roy.</text:span></text:p>
      <text:p text:style-name="P6"><text:span text:style-name="T3">Paisible, </text:span></text:p>
      <text:p text:style-name="P6"><text:span text:style-name="T3">Destouches.</text:span></text:p>
      <text:p text:style-name="P3"/>
      <text:p text:style-name="P6"><text:span text:style-name="T3">10</text:span></text:p>
      <text:p text:style-name="P6"><text:span text:style-name="T3">Petits Violons.</text:span></text:p>
      <text:p text:style-name="P6"><text:span text:style-name="T3">Le Peintre, </text:span></text:p>
      <text:p text:style-name="P6"><text:span text:style-name="T3">Besson, </text:span></text:p>
      <text:p text:style-name="P6"><text:span text:style-name="T3">La Fontaine. </text:span></text:p>
      <text:p text:style-name="P6"><text:span text:style-name="T3">Alais, </text:span></text:p>
      <text:p text:style-name="P6"><text:span text:style-name="T3">Huguenet, </text:span></text:p>
      <text:p text:style-name="P6"><text:span text:style-name="T3">Guenin.</text:span></text:p>
      <text:p text:style-name="P3"/>
      <text:p text:style-name="P6"><text:soft-page-break/><text:span text:style-name="T3">Pan, &amp; Diane dans vne Machine.</text:span></text:p>
      <text:p text:style-name="P6"><text:span text:style-name="T3">Moliere. Pan.</text:span></text:p>
      <text:p text:style-name="P6"><text:span text:style-name="T3">Mad</text:span><text:span text:style-name="T4">lle.</text:span><text:span text:style-name="T3"> Bejart. Diane. </text:span></text:p>
      <text:p text:style-name="P6"><text:span text:style-name="T3">Vingt-huit de leur suite.</text:span></text:p>
      <text:p text:style-name="P6"><text:span text:style-name="T3">Officiers de la bouche.</text:span></text:p>
      <text:p text:style-name="P6"><text:span text:style-name="T3">Baudoüin.</text:span></text:p>
      <text:p text:style-name="P6"><text:span text:style-name="T3">Benoist.</text:span></text:p>
      <text:p text:style-name="P6"><text:span text:style-name="T3">Du Moustier,</text:span></text:p>
      <text:p text:style-name="P6"><text:span text:style-name="T3">Gaspard Harsent.</text:span></text:p>
      <text:p text:style-name="P6"><text:span text:style-name="T3">Gaspard de Moüet.</text:span></text:p>
      <text:p text:style-name="P6"><text:span text:style-name="T3">Irieux Magontier.</text:span></text:p>
      <text:p text:style-name="P6"><text:span text:style-name="T3">Iean Magontier.</text:span></text:p>
      <text:p text:style-name="P6"><text:span text:style-name="T3">Magontier Garde Vaisselle.</text:span></text:p>
      <text:p text:style-name="P6"><text:span text:style-name="T3">Suisses.</text:span></text:p>
      <text:p text:style-name="P6"><text:span text:style-name="T3">Catel, </text:span></text:p>
      <text:p text:style-name="P6"><text:span text:style-name="T3">François Moussu, </text:span></text:p>
      <text:p text:style-name="P6"><text:span text:style-name="T3">Iacques Moussu, </text:span></text:p>
      <text:p text:style-name="P6"><text:span text:style-name="T3">Turbau, </text:span></text:p>
      <text:p text:style-name="P6"><text:span text:style-name="T3">Faure, </text:span></text:p>
      <text:p text:style-name="P6"><text:span text:style-name="T3">Bailly, </text:span></text:p>
      <text:p text:style-name="P6"><text:span text:style-name="T3">Iean Moran, </text:span></text:p>
      <text:p text:style-name="P6"><text:span text:style-name="T3">Antoine Moran, </text:span></text:p>
      <text:p text:style-name="P6"><text:span text:style-name="T3">Claude Brochet, </text:span></text:p>
      <text:p text:style-name="P6"><text:span text:style-name="T3">Dominique Brochet, </text:span></text:p>
      <text:p text:style-name="P6"><text:span text:style-name="T3">Bresler, </text:span></text:p>
      <text:p text:style-name="P6"><text:span text:style-name="T3">Elie,</text:span></text:p>
      <text:p text:style-name="P6"><text:span text:style-name="T3">Pidou, </text:span></text:p>
      <text:p text:style-name="P6"><text:span text:style-name="T3">Robbe, </text:span></text:p>
      <text:p text:style-name="P6"><text:span text:style-name="T3">Tours-Quintener, </text:span></text:p>
      <text:p text:style-name="P6"><text:span text:style-name="T3">Victor Herck, </text:span></text:p>
      <text:p text:style-name="P6"><text:span text:style-name="T3">Samufin, </text:span></text:p>
      <text:p text:style-name="P6"><text:span text:style-name="T3">Sudan, </text:span></text:p>
      <text:p text:style-name="P6"><text:span text:style-name="T3">Riemer, </text:span></text:p>
      <text:p text:style-name="P6"><text:span text:style-name="T3">Humberk,</text:span></text:p>
      <text:p text:style-name="P6"><text:soft-page-break/><text:span text:style-name="T3"><text:s/></text:span></text:p>
      <text:p text:style-name="P6"><text:span text:style-name="T3">11</text:span></text:p>
      <text:p text:style-name="P6"><text:span text:style-name="T3">Dix-huit Pages de la Petite-Escurie, pour seruir à Table les Dames.</text:span></text:p>
      <text:p text:style-name="P6"><text:span text:style-name="T3">Boquebec, </text:span></text:p>
      <text:p text:style-name="P6"><text:span text:style-name="T3">Sandricourt, </text:span></text:p>
      <text:p text:style-name="P6"><text:span text:style-name="T3">Gassion, </text:span></text:p>
      <text:p text:style-name="P6"><text:span text:style-name="T3">D’Herouual,</text:span></text:p>
      <text:p text:style-name="P6"><text:span text:style-name="T3">Brusleuert,</text:span></text:p>
      <text:p text:style-name="P6"><text:span text:style-name="T3">Bitry,</text:span></text:p>
      <text:p text:style-name="P6"><text:span text:style-name="T3">Fauigent,</text:span></text:p>
      <text:p text:style-name="P6"><text:span text:style-name="T3">Colambert,</text:span></text:p>
      <text:p text:style-name="P6"><text:span text:style-name="T3">Loubie,</text:span></text:p>
      <text:p text:style-name="P6"><text:span text:style-name="T3">Ste. Maure,</text:span></text:p>
      <text:p text:style-name="P6"><text:span text:style-name="T3">Despaux,</text:span></text:p>
      <text:p text:style-name="P6"><text:span text:style-name="T3">La Couderelle,</text:span></text:p>
      <text:p text:style-name="P6"><text:span text:style-name="T3">Danucourt,</text:span></text:p>
      <text:p text:style-name="P6"><text:span text:style-name="T3">Du Plessis,</text:span></text:p>
      <text:p text:style-name="P6"><text:span text:style-name="T3">Brion, </text:span></text:p>
      <text:p text:style-name="P6"><text:span text:style-name="T3">Caliauet,</text:span></text:p>
      <text:p text:style-name="P6"><text:span text:style-name="T3">Angeruille,</text:span></text:p>
      <text:p text:style-name="P6"><text:span text:style-name="T3">Patriere.</text:span></text:p>
      <text:p text:style-name="P3"/>
      <text:p text:style-name="P6"><text:span text:style-name="T3">Huict Officiers du Gobelet du Roy, &amp; de la Reyne, representant les Plaisirs, les Ieux, les Ris, &amp; les Delices, pour garder les quatres Tables des quatre Saison, &amp; descharger les Bassins que porteront les suittes desdites quatre Saisons.</text:span></text:p>
      <text:p text:style-name="P6"><text:span text:style-name="T3">Mortier,</text:span></text:p>
      <text:p text:style-name="P6"><text:span text:style-name="T3">Francisque,</text:span></text:p>
      <text:p text:style-name="P6"><text:span text:style-name="T3">Du Pille l’aisné,</text:span></text:p>
      <text:p text:style-name="P6"><text:span text:style-name="T3">Du Pille le cadet,</text:span></text:p>
      <text:p text:style-name="P6"><text:span text:style-name="T3">Bigot le fils,</text:span></text:p>
      <text:p text:style-name="P6"><text:span text:style-name="T3">De Briare,</text:span></text:p>
      <text:p text:style-name="P6"><text:span text:style-name="T3">De Nier,</text:span></text:p>
      <text:p text:style-name="P6"><text:span text:style-name="T3">Ste. Fontaine le fils.</text:span></text:p>
      <text:p text:style-name="P3"/>
      <text:p text:style-name="P6"><text:soft-page-break/><text:span text:style-name="T3">Messieurs les Controlleurs Generaux.</text:span></text:p>
      <text:p text:style-name="P6"><text:span text:style-name="T3">Monsieur de la Marche Coquet. L’Abondance.</text:span></text:p>
      <text:p text:style-name="P6"><text:span text:style-name="T3">Monsieur Parfait Père. La Ioye.</text:span></text:p>
      <text:p text:style-name="P6"><text:span text:style-name="T3">Monsieur Parfait Fils. La Propreté.</text:span></text:p>
      <text:p text:style-name="P6"><text:span text:style-name="T3">Monsieur Parfait Frere. La bonne-chere.</text:span></text:p>
      <text:p text:style-name="P3"/>
      <text:p text:style-name="P6"><text:span text:style-name="T3">12</text:span></text:p>
      <text:p text:style-name="P6"><text:span text:style-name="T3">SECONDE IOVRNÉE.</text:span></text:p>
      <text:p text:style-name="P6"><text:span text:style-name="T3">La Comedie de Moliere, Musique &amp; Entrée de Ballet.</text:span></text:p>
      <text:p text:style-name="P6"><text:span text:style-name="T3">L’AVRORE.</text:span></text:p>
      <text:p text:style-name="P6"><text:span text:style-name="T3">Mad</text:span><text:span text:style-name="T4">lle. </text:span><text:span text:style-name="T3">Hilaire. </text:span></text:p>
      <text:p text:style-name="P3"/>
      <text:p text:style-name="P6"><text:span text:style-name="T3">Quatre Valets de Chiens, qui doiuent chanter.</text:span></text:p>
      <text:p text:style-name="P6"><text:span text:style-name="T3">Estual.</text:span></text:p>
      <text:p text:style-name="P6"><text:span text:style-name="T3">Don.</text:span></text:p>
      <text:p text:style-name="P6"><text:span text:style-name="T3">Blondel.</text:span></text:p>
      <text:p text:style-name="P6"><text:span text:style-name="T3">Molliere.</text:span></text:p>
      <text:p text:style-name="P3"/>
      <text:p text:style-name="P6"><text:span text:style-name="T3">Six autres Valets de Chiens, qui doiuent danser.</text:span></text:p>
      <text:p text:style-name="P6"><text:span text:style-name="T3">Paysan.</text:span></text:p>
      <text:p text:style-name="P6"><text:span text:style-name="T3">S André.</text:span></text:p>
      <text:p text:style-name="P6"><text:span text:style-name="T3">Noblet.</text:span></text:p>
      <text:p text:style-name="P6"><text:span text:style-name="T3">Pesan.</text:span></text:p>
      <text:p text:style-name="P6"><text:span text:style-name="T3">Bonard,</text:span></text:p>
      <text:p text:style-name="P6"><text:span text:style-name="T3">La Pierre,</text:span></text:p>
      <text:p text:style-name="P3"/>
      <text:p text:style-name="P6"><text:span text:style-name="T3">Deux Ours.</text:span></text:p>
      <text:p text:style-name="P6"><text:span text:style-name="T3">Mercier.</text:span></text:p>
      <text:p text:style-name="P6"><text:span text:style-name="T3">Vagnard.</text:span></text:p>
      <text:p text:style-name="P3"/>
      <text:p text:style-name="P6"><text:span text:style-name="T3">Huict Paysans.</text:span></text:p>
      <text:p text:style-name="P6"><text:span text:style-name="T3">Paysan.</text:span></text:p>
      <text:p text:style-name="P6"><text:span text:style-name="T3">Baltazard.</text:span></text:p>
      <text:p text:style-name="P6"><text:span text:style-name="T3">Noblet.</text:span></text:p>
      <text:p text:style-name="P6"><text:soft-page-break/><text:span text:style-name="T3">Bonard.</text:span></text:p>
      <text:p text:style-name="P6"><text:span text:style-name="T3">Chicanneau.</text:span></text:p>
      <text:p text:style-name="P6"><text:span text:style-name="T3">Mançeau.</text:span></text:p>
      <text:p text:style-name="P6"><text:span text:style-name="T3">Magny,</text:span></text:p>
      <text:p text:style-name="P6"><text:span text:style-name="T3">La Pierre. </text:span></text:p>
      <text:p text:style-name="P3"/>
      <text:p text:style-name="P6"><text:span text:style-name="T3">13</text:span></text:p>
      <text:p text:style-name="P6"><text:span text:style-name="T3">Un Satyre.</text:span></text:p>
      <text:p text:style-name="P6"><text:span text:style-name="T3">Estiual.</text:span></text:p>
      <text:p text:style-name="P3"/>
      <text:p text:style-name="P6"><text:span text:style-name="T3">Deux Pastres.</text:span></text:p>
      <text:p text:style-name="P6"><text:span text:style-name="T3">Le Gros.</text:span></text:p>
      <text:p text:style-name="P6"><text:span text:style-name="T3">Blondel.</text:span></text:p>
      <text:p text:style-name="P3"/>
      <text:p text:style-name="P6"><text:span text:style-name="T3">Deux Bergeres Heroïques.</text:span></text:p>
      <text:p text:style-name="P6"><text:span text:style-name="T3">Mad</text:span><text:span text:style-name="T4">lle.</text:span><text:span text:style-name="T3"> La Barre.</text:span></text:p>
      <text:p text:style-name="P6"><text:span text:style-name="T3">Mad</text:span><text:span text:style-name="T4">lle. </text:span><text:span text:style-name="T3">Hilaire.</text:span></text:p>
      <text:p text:style-name="P3"/>
      <text:p text:style-name="P6"><text:span text:style-name="T3">Deux Bergers Heroïques.</text:span></text:p>
      <text:p text:style-name="P6"><text:span text:style-name="T3">Don.</text:span></text:p>
      <text:p text:style-name="P6"><text:span text:style-name="T3">Estyual. </text:span></text:p>
      <text:p text:style-name="P3"/>
      <text:p text:style-name="P6"><text:span text:style-name="T3">Seize Faunes.</text:span></text:p>
      <text:p text:style-name="P6"><text:span text:style-name="T3">FLVTTES.</text:span></text:p>
      <text:p text:style-name="P6"><text:span text:style-name="T3">Piesche.</text:span></text:p>
      <text:p text:style-name="P6"><text:span text:style-name="T3">Descouteaux.</text:span></text:p>
      <text:p text:style-name="P6"><text:span text:style-name="T3">Destouche.</text:span></text:p>
      <text:p text:style-name="P6"><text:span text:style-name="T3">Marin Hottere,</text:span></text:p>
      <text:p text:style-name="P6"><text:span text:style-name="T3">Louis Hottere.</text:span></text:p>
      <text:p text:style-name="P6"><text:span text:style-name="T3">Iean Hottere.</text:span></text:p>
      <text:p text:style-name="P6"><text:span text:style-name="T3">Nicolas Hottere, ou le Roy.</text:span></text:p>
      <text:p text:style-name="P6"><text:span text:style-name="T3">Paisible.</text:span></text:p>
      <text:p text:style-name="P3"/>
      <text:p text:style-name="P6"><text:span text:style-name="T3">Petits Violons.</text:span></text:p>
      <text:p text:style-name="P6"><text:soft-page-break/><text:span text:style-name="T3">Marchand.</text:span></text:p>
      <text:p text:style-name="P6"><text:span text:style-name="T3">La Caisse.</text:span></text:p>
      <text:p text:style-name="P6"><text:span text:style-name="T3">Besson.</text:span></text:p>
      <text:p text:style-name="P6"><text:span text:style-name="T3">Magny.</text:span></text:p>
      <text:p text:style-name="P6"><text:span text:style-name="T3">Charlot.</text:span></text:p>
      <text:p text:style-name="P6"><text:span text:style-name="T3">Alais.</text:span></text:p>
      <text:p text:style-name="P6"><text:span text:style-name="T3">Huguenet.</text:span></text:p>
      <text:p text:style-name="P6"><text:span text:style-name="T3">La Fontaine. </text:span></text:p>
      <text:p text:style-name="P3"/>
      <text:p text:style-name="P6"><text:span text:style-name="T3">14</text:span></text:p>
      <text:p text:style-name="P6"><text:span text:style-name="T3">Quatre Bergers, &amp; quatre Bergeres.</text:span></text:p>
      <text:p text:style-name="P6"><text:span text:style-name="T3">Bergers.</text:span></text:p>
      <text:p text:style-name="P6"><text:span text:style-name="T3">Chicanneau.</text:span></text:p>
      <text:p text:style-name="P6"><text:span text:style-name="T3">Du Pron.</text:span></text:p>
      <text:p text:style-name="P6"><text:span text:style-name="T3">Noblet.</text:span></text:p>
      <text:p text:style-name="P6"><text:span text:style-name="T3">La Pierre.</text:span></text:p>
      <text:p text:style-name="P6"><text:span text:style-name="T3">Bergeres.</text:span></text:p>
      <text:p text:style-name="P6"><text:span text:style-name="T3">Baltasar.</text:span></text:p>
      <text:p text:style-name="P6"><text:span text:style-name="T3">Magny.</text:span></text:p>
      <text:p text:style-name="P6"><text:span text:style-name="T3">Arnarld.</text:span></text:p>
      <text:p text:style-name="P6"><text:span text:style-name="T3">Bonard.</text:span></text:p>
      <text:p text:style-name="P3"/>
      <text:p text:style-name="P6"><text:span text:style-name="T3">Concertans de l’Orchestre,</text:span></text:p>
      <text:p text:style-name="P6"><text:span text:style-name="T3">D’Anglebert.</text:span></text:p>
      <text:p text:style-name="P6"><text:span text:style-name="T3">Richard.</text:span></text:p>
      <text:p text:style-name="P6"><text:span text:style-name="T3">Ittier.</text:span></text:p>
      <text:p text:style-name="P6"><text:span text:style-name="T3">La Barre le Cadet.</text:span></text:p>
      <text:p text:style-name="P6"><text:span text:style-name="T3">Tissu.</text:span></text:p>
      <text:p text:style-name="P6"><text:span text:style-name="T3">Le Moine.</text:span></text:p>
      <text:p text:style-name="P3"/>
      <text:p text:style-name="P6"><text:span text:style-name="T3">Grands Violons.</text:span></text:p>
      <text:p text:style-name="P6"><text:span text:style-name="T3">Du Manoir, </text:span></text:p>
      <text:p text:style-name="P7"><text:span text:style-name="T3">Leger,<text:tab/></text:span></text:p>
      <text:p text:style-name="P6"><text:span text:style-name="T3">Mazuel, </text:span></text:p>
      <text:p text:style-name="P6"><text:soft-page-break/><text:span text:style-name="T3">Fauier,</text:span></text:p>
      <text:p text:style-name="P6"><text:span text:style-name="T3">Chaudron,</text:span></text:p>
      <text:p text:style-name="P6"><text:span text:style-name="T3">Bruslard dessus,</text:span></text:p>
      <text:p text:style-name="P6"><text:span text:style-name="T3">Bruslard basse,</text:span></text:p>
      <text:p text:style-name="P6"><text:span text:style-name="T3">Broüard,</text:span></text:p>
      <text:p text:style-name="P6"><text:span text:style-name="T3">Ioubert,</text:span></text:p>
      <text:p text:style-name="P6"><text:span text:style-name="T3">Baslin,</text:span></text:p>
      <text:p text:style-name="P6"><text:span text:style-name="T3">Artus,</text:span></text:p>
      <text:p text:style-name="P6"><text:span text:style-name="T3">La Croix.</text:span></text:p>
      <text:p text:style-name="P6"><text:span text:style-name="T3">Des-matins,</text:span></text:p>
      <text:p text:style-name="P6"><text:span text:style-name="T3">Feugré,</text:span></text:p>
      <text:p text:style-name="P6"><text:span text:style-name="T3">Du Pin,</text:span></text:p>
      <text:p text:style-name="P6"><text:span text:style-name="T3">Lesperuier,</text:span></text:p>
      <text:p text:style-name="P6"><text:span text:style-name="T3">Camille,</text:span></text:p>
      <text:p text:style-name="P6"><text:span text:style-name="T3">Varin,</text:span></text:p>
      <text:p text:style-name="P6"><text:span text:style-name="T3">Des Noyers,</text:span></text:p>
      <text:p text:style-name="P3"/>
      <text:p text:style-name="P6"><text:span text:style-name="T3">Petits Violons.</text:span></text:p>
      <text:p text:style-name="P6"><text:span text:style-name="T3">Martineau,</text:span></text:p>
      <text:p text:style-name="P6"><text:span text:style-name="T3">Barry,</text:span></text:p>
      <text:p text:style-name="P6"><text:span text:style-name="T3">Le Roux l’aisné,</text:span></text:p>
      <text:p text:style-name="P6"><text:span text:style-name="T3">Le Roux le cadet,</text:span></text:p>
      <text:p text:style-name="P6"><text:span text:style-name="T3">Broüart,</text:span></text:p>
      <text:p text:style-name="P6"><text:span text:style-name="T3">Roulé,</text:span></text:p>
      <text:p text:style-name="P6"><text:span text:style-name="T3">Le Grais,</text:span></text:p>
      <text:p text:style-name="P6"><text:span text:style-name="T3">Heugé,</text:span></text:p>
      <text:p text:style-name="P6"><text:span text:style-name="T3">Le Peintre,</text:span></text:p>
      <text:p text:style-name="P6"><text:span text:style-name="T3">Guenin,</text:span></text:p>
      <text:p text:style-name="P6"><text:span text:style-name="T3">La Riuiere.</text:span></text:p>
      <text:p text:style-name="P3"/>
      <text:p text:style-name="P6"><text:span text:style-name="T3">15</text:span></text:p>
      <text:p text:style-name="P6"><text:span text:style-name="T3">TROISIESME IOVRNÉE.</text:span></text:p>
      <text:p text:style-name="P6"><text:span text:style-name="T3">Alcine sur vne Machine, qui vient au bord de l’eau.</text:span></text:p>
      <text:p text:style-name="P6"><text:span text:style-name="T3">Mad</text:span><text:span text:style-name="T4">lle. </text:span><text:span text:style-name="T3">du Parc. Alcine.</text:span></text:p>
      <text:p text:style-name="P6"><text:soft-page-break/><text:span text:style-name="T3">Deux Nymhes de mesme.</text:span></text:p>
      <text:p text:style-name="P6"><text:span text:style-name="T3">Mad</text:span><text:span text:style-name="T4">lle. </text:span><text:span text:style-name="T3">de Brie, Celie.</text:span></text:p>
      <text:p text:style-name="P6"><text:span text:style-name="T3">Mad</text:span><text:span text:style-name="T4">lle</text:span><text:span text:style-name="T3">. Moliere. Dircé. </text:span></text:p>
      <text:p text:style-name="P3"/>
      <text:p text:style-name="P6"><text:span text:style-name="T3">Ballet du Palais d’Alcine.</text:span></text:p>
      <text:p text:style-name="P6"><text:span text:style-name="T3">PREMIERE ENTRÉE.</text:span></text:p>
      <text:p text:style-name="P6"><text:span text:style-name="T3">Quatre Geants, &amp; quatre petits Garçons.</text:span></text:p>
      <text:p text:style-name="P6"><text:span text:style-name="T3">Geants</text:span></text:p>
      <text:p text:style-name="P6"><text:span text:style-name="T3">Vagnard,</text:span></text:p>
      <text:p text:style-name="P6"><text:span text:style-name="T3">Pesan,</text:span></text:p>
      <text:p text:style-name="P6"><text:span text:style-name="T3">Mançeau,</text:span></text:p>
      <text:p text:style-name="P6"><text:span text:style-name="T3">Ioubert.</text:span></text:p>
      <text:p text:style-name="P6"><text:span text:style-name="T3">Petits Garçons.</text:span></text:p>
      <text:p text:style-name="P6"><text:span text:style-name="T3">Les deux petits Des-Airs,</text:span></text:p>
      <text:p text:style-name="P6"><text:span text:style-name="T3">Le petit Vagnard.</text:span></text:p>
      <text:p text:style-name="P6"><text:span text:style-name="T3">Le petit Tutin. </text:span></text:p>
      <text:p text:style-name="P3"/>
      <text:p text:style-name="P6"><text:span text:style-name="T3">DEVXIESME ENTRÉE. </text:span></text:p>
      <text:p text:style-name="P6"><text:span text:style-name="T3">Huit Maures</text:span></text:p>
      <text:p text:style-name="P6"><text:span text:style-name="T3">D’Heureux,</text:span></text:p>
      <text:p text:style-name="P6"><text:span text:style-name="T3">Beauchamp,</text:span></text:p>
      <text:p text:style-name="P6"><text:span text:style-name="T3">Molier,</text:span></text:p>
      <text:p text:style-name="P6"><text:span text:style-name="T3">La Marre,</text:span></text:p>
      <text:p text:style-name="P6"><text:span text:style-name="T3">Le Chantre,</text:span></text:p>
      <text:p text:style-name="P6"><text:span text:style-name="T3">De Gan,</text:span></text:p>
      <text:p text:style-name="P6"><text:span text:style-name="T3">Du Pron,</text:span></text:p>
      <text:p text:style-name="P6"><text:span text:style-name="T3">Mercier.</text:span></text:p>
      <text:p text:style-name="P3"/>
      <text:p text:style-name="P6"><text:span text:style-name="T3">16</text:span></text:p>
      <text:p text:style-name="P6"><text:span text:style-name="T3">TROISIESME ENTRÉE.</text:span></text:p>
      <text:p text:style-name="P6"><text:span text:style-name="T3">Six Cheualiers, &amp; six Monstres.</text:span></text:p>
      <text:p text:style-name="P6"><text:span text:style-name="T3">Cheualiers.</text:span></text:p>
      <text:p text:style-name="P6"><text:span text:style-name="T3">Souuille,</text:span></text:p>
      <text:p text:style-name="P6"><text:span text:style-name="T3">Raynal,</text:span></text:p>
      <text:p text:style-name="P6"><text:soft-page-break/><text:span text:style-name="T3">Des-Airs l’aisné,</text:span></text:p>
      <text:p text:style-name="P6"><text:span text:style-name="T3">Des-Airs le second,</text:span></text:p>
      <text:p text:style-name="P6"><text:span text:style-name="T3">De Lorge,</text:span></text:p>
      <text:p text:style-name="P6"><text:span text:style-name="T3">Balthasard,</text:span></text:p>
      <text:p text:style-name="P6"><text:span text:style-name="T3">Monstres.</text:span></text:p>
      <text:p text:style-name="P6"><text:span text:style-name="T3">Chicanneau,</text:span></text:p>
      <text:p text:style-name="P6"><text:span text:style-name="T3">Noblet,</text:span></text:p>
      <text:p text:style-name="P6"><text:span text:style-name="T3">Arnald,</text:span></text:p>
      <text:p text:style-name="P6"><text:span text:style-name="T3">Desbrosses,</text:span></text:p>
      <text:p text:style-name="P6"><text:span text:style-name="T3">Desonets,</text:span></text:p>
      <text:p text:style-name="P6"><text:span text:style-name="T3">La Pierre.</text:span></text:p>
      <text:p text:style-name="P3"/>
      <text:p text:style-name="P6"><text:span text:style-name="T3">IV. ENTRÉE.</text:span></text:p>
      <text:p text:style-name="P6"><text:span text:style-name="T3">Demons Agilles.</text:span></text:p>
      <text:p text:style-name="P6"><text:span text:style-name="T3">Tartas.</text:span></text:p>
      <text:p text:style-name="P6"><text:span text:style-name="T3">S. André.</text:span></text:p>
      <text:p text:style-name="P3"/>
      <text:p text:style-name="P8"><text:span text:style-name="T3">V. ENTRÉE.<text:tab/></text:span></text:p>
      <text:p text:style-name="P8"><text:span text:style-name="T3">Autres Demons Sauteurs.</text:span></text:p>
      <text:p text:style-name="P8"><text:span text:style-name="T3">Tutin.</text:span></text:p>
      <text:p text:style-name="P8"><text:span text:style-name="T3">La Brodiere.</text:span></text:p>
      <text:p text:style-name="P8"><text:span text:style-name="T3">Pelau.</text:span></text:p>
      <text:p text:style-name="P8"><text:span text:style-name="T3">Bureau.</text:span></text:p>
      <text:p text:style-name="P4"/>
      <text:p text:style-name="P8"><text:span text:style-name="T3">17</text:span></text:p>
      <text:p text:style-name="P8"><text:span text:style-name="T3">VI ET DERNIERE ENTRÉE. </text:span></text:p>
      <text:p text:style-name="P8"><text:span text:style-name="T3">Alcine, Melisse, Roger.</text:span></text:p>
      <text:p text:style-name="P8"><text:span text:style-name="T3">Quatre Cheualiers, &amp; quatre Escuyers.</text:span></text:p>
      <text:p text:style-name="P8"><text:span text:style-name="T3">Mad</text:span><text:span text:style-name="T4">lle</text:span><text:span text:style-name="T3">. du Parc. Alcine.</text:span></text:p>
      <text:p text:style-name="P8"><text:span text:style-name="T3">De Lorge. Melisse.</text:span></text:p>
      <text:p text:style-name="P8"><text:span text:style-name="T3">Beauchamp. Roger.</text:span></text:p>
      <text:p text:style-name="P8"><text:span text:style-name="T3">Cheualiers.</text:span></text:p>
      <text:p text:style-name="P8"><text:span text:style-name="T3">D’Heureux,</text:span></text:p>
      <text:p text:style-name="P8"><text:span text:style-name="T3">Raynal,</text:span></text:p>
      <text:p text:style-name="P8"><text:soft-page-break/><text:span text:style-name="T3">Du Pron.</text:span></text:p>
      <text:p text:style-name="P8"><text:span text:style-name="T3">Desbrosses.</text:span></text:p>
      <text:p text:style-name="P8"><text:span text:style-name="T3">Escuyers.</text:span></text:p>
      <text:p text:style-name="P8"><text:span text:style-name="T3">La Marre,</text:span></text:p>
      <text:p text:style-name="P8"><text:span text:style-name="T3">Le Chantre,</text:span></text:p>
      <text:p text:style-name="P8"><text:span text:style-name="T3">De Gan,</text:span></text:p>
      <text:p text:style-name="P8"><text:span text:style-name="T3">Mercier,</text:span></text:p>
      <text:p text:style-name="P4"/>
      <text:p text:style-name="P8"><text:span text:style-name="T3">A vn des costez du Palais d’Alcine sur vn Eschaffaut, seront les Trompettes, et Tymballes.</text:span></text:p>
      <text:p text:style-name="P8"><text:span text:style-name="T3">TROMPETTES.</text:span></text:p>
      <text:p text:style-name="P8"><text:span text:style-name="T3">Rhodes,</text:span></text:p>
      <text:p text:style-name="P8"><text:span text:style-name="T3">La Chapelle,</text:span></text:p>
      <text:p text:style-name="P8"><text:span text:style-name="T3">Du Pré,</text:span></text:p>
      <text:p text:style-name="P8"><text:span text:style-name="T3">La Salle,</text:span></text:p>
      <text:p text:style-name="P8"><text:span text:style-name="T3">Leger,</text:span></text:p>
      <text:p text:style-name="P8"><text:span text:style-name="T3">La Plaine,</text:span></text:p>
      <text:p text:style-name="P8"><text:span text:style-name="T3">Champagne,</text:span></text:p>
      <text:p text:style-name="P8"><text:span text:style-name="T3">La Fleur,</text:span></text:p>
      <text:p text:style-name="P8"><text:span text:style-name="T3">Beaulieu,</text:span></text:p>
      <text:p text:style-name="P8"><text:span text:style-name="T3">Orleans,</text:span></text:p>
      <text:p text:style-name="P8"><text:span text:style-name="T3">Beaulis,</text:span></text:p>
      <text:p text:style-name="P8"><text:span text:style-name="T3">La Marche.</text:span></text:p>
      <text:p text:style-name="P4"/>
      <text:p text:style-name="P8"><text:span text:style-name="T3">18</text:span></text:p>
      <text:p text:style-name="P8"><text:span text:style-name="T3">QVATRE TYMBALLES.</text:span></text:p>
      <text:p text:style-name="P8"><text:span text:style-name="T3">Beaupré,</text:span></text:p>
      <text:p text:style-name="P8"><text:span text:style-name="T3">Iolicoeur,</text:span></text:p>
      <text:p text:style-name="P8"><text:span text:style-name="T3">Louis d’Escre,</text:span></text:p>
      <text:p text:style-name="P8"><text:span text:style-name="T3">Saint Iean.</text:span></text:p>
      <text:p text:style-name="P4"/>
      <text:p text:style-name="P8"><text:span text:style-name="T3">A l’autre costé sur trois autres echaffauts seront Grands Violons, Petits Violons, &amp; les Fluttes.</text:span></text:p>
      <text:p text:style-name="P8"><text:span text:style-name="T3">GRANDS VIOLONS.</text:span></text:p>
      <text:p text:style-name="P8"><text:span text:style-name="T3">Du Manoir, </text:span></text:p>
      <text:p text:style-name="P8"><text:span text:style-name="T3">Leger.<text:tab/></text:span></text:p>
      <text:p text:style-name="P8"><text:soft-page-break/><text:span text:style-name="T3">Mazuel, </text:span></text:p>
      <text:p text:style-name="P8"><text:span text:style-name="T3">Fauier,</text:span></text:p>
      <text:p text:style-name="P8"><text:span text:style-name="T3">Ioubert,</text:span></text:p>
      <text:p text:style-name="P8"><text:span text:style-name="T3">Du Pin,</text:span></text:p>
      <text:p text:style-name="P8"><text:span text:style-name="T3">Chaudron.</text:span></text:p>
      <text:p text:style-name="P8"><text:span text:style-name="T3">Des Noyers,</text:span></text:p>
      <text:p text:style-name="P8"><text:span text:style-name="T3">Varin.</text:span></text:p>
      <text:p text:style-name="P8"><text:span text:style-name="T3">Bruslard dessus.</text:span></text:p>
      <text:p text:style-name="P8"><text:span text:style-name="T3">Bruslard basse.</text:span></text:p>
      <text:p text:style-name="P8"><text:span text:style-name="T3">Bonard,</text:span></text:p>
      <text:p text:style-name="P8"><text:span text:style-name="T3">Artus,</text:span></text:p>
      <text:p text:style-name="P8"><text:span text:style-name="T3">Broüard</text:span></text:p>
      <text:p text:style-name="P8"><text:span text:style-name="T3">Feugré,</text:span></text:p>
      <text:p text:style-name="P8"><text:span text:style-name="T3">La Croix.</text:span></text:p>
      <text:p text:style-name="P8"><text:span text:style-name="T3">Balus,</text:span></text:p>
      <text:p text:style-name="P8"><text:span text:style-name="T3">Des-matins,</text:span></text:p>
      <text:p text:style-name="P8"><text:span text:style-name="T3">Lesperuier,</text:span></text:p>
      <text:p text:style-name="P8"><text:span text:style-name="T3">Camille,</text:span></text:p>
      <text:p text:style-name="P4"/>
      <text:p text:style-name="P8"><text:span text:style-name="T3">PETITS VIOLONS.</text:span></text:p>
      <text:p text:style-name="P8"><text:span text:style-name="T3">Marchand</text:span></text:p>
      <text:p text:style-name="P8"><text:span text:style-name="T3">La Caisse,</text:span></text:p>
      <text:p text:style-name="P8"><text:span text:style-name="T3">Magny,</text:span></text:p>
      <text:p text:style-name="P8"><text:span text:style-name="T3">Charlot,</text:span></text:p>
      <text:p text:style-name="P8"><text:span text:style-name="T3">Martineau,</text:span></text:p>
      <text:p text:style-name="P8"><text:span text:style-name="T3">Barry,</text:span></text:p>
      <text:p text:style-name="P8"><text:span text:style-name="T3">Le Roux l’aisné,</text:span></text:p>
      <text:p text:style-name="P8"><text:span text:style-name="T3">Le Roux le cadet,</text:span></text:p>
      <text:p text:style-name="P8"><text:span text:style-name="T3">Broüart,</text:span></text:p>
      <text:p text:style-name="P8"><text:span text:style-name="T3">Roullé,</text:span></text:p>
      <text:p text:style-name="P8"><text:span text:style-name="T3">Le Grais,</text:span></text:p>
      <text:p text:style-name="P8"><text:span text:style-name="T3">Heugé,</text:span></text:p>
      <text:p text:style-name="P8"><text:span text:style-name="T3">Le Peintre,</text:span></text:p>
      <text:p text:style-name="P8"><text:span text:style-name="T3">La Riuiere.</text:span></text:p>
      <text:p text:style-name="P8"><text:soft-page-break/><text:span text:style-name="T3">Besson,</text:span></text:p>
      <text:p text:style-name="P8"><text:span text:style-name="T3">Alais,</text:span></text:p>
      <text:p text:style-name="P8"><text:span text:style-name="T3">La Fontaine,</text:span></text:p>
      <text:p text:style-name="P8"><text:span text:style-name="T3">Huguenet,</text:span></text:p>
      <text:p text:style-name="P8"><text:span text:style-name="T3">Guenin,</text:span></text:p>
      <text:p text:style-name="P4"/>
      <text:p text:style-name="P8"><text:span text:style-name="T3">19</text:span></text:p>
      <text:p text:style-name="P8"><text:span text:style-name="T3">FLVTTES,</text:span></text:p>
      <text:p text:style-name="P8"><text:span text:style-name="T3">Piesche,</text:span></text:p>
      <text:p text:style-name="P8"><text:span text:style-name="T3">Descouteaux,</text:span></text:p>
      <text:p text:style-name="P8"><text:span text:style-name="T3">Destouches,</text:span></text:p>
      <text:p text:style-name="P8"><text:span text:style-name="T3">Martin Hottere,</text:span></text:p>
      <text:p text:style-name="P8"><text:span text:style-name="T3">Louis Hottere,</text:span></text:p>
      <text:p text:style-name="P8"><text:span text:style-name="T3">Iean Hottere,</text:span></text:p>
      <text:p text:style-name="P8"><text:span text:style-name="T3">Nicolas Hottere, ou le Roy,</text:span></text:p>
      <text:p text:style-name="P8"><text:span text:style-name="T3">Paisbile. </text:span></text:p>
      <text:p text:style-name="P4"/>
      <text:p text:style-name="P8"><text:span text:style-name="T3">F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6%"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6%"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4T13:16:00</meta:creation-date>
    <meta:initial-creator>Windows User</meta:initial-creator>
    <meta:document-statistic meta:table-count="0" meta:image-count="0" meta:object-count="0" meta:page-count="41" meta:paragraph-count="1136" meta:word-count="6161" meta:character-count="36172"/>
    <dc:date>2020-03-18T17:42:38.78</dc:date>
    <meta:generator>OpenOffice/4.1.6$Win32 OpenOffice.org_project/416m1$Build-9790</meta:generator>
  </office:meta>
</office:document-meta>
</file>